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/>
    <style:style style:name="ce10" style:family="table-cell" style:parent-style-name="Default" style:data-style-name="N36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4">
      <style:text-properties fo:color="#111111"/>
    </style:style>
    <style:style style:name="ce13" style:family="table-cell" style:parent-style-name="Default" style:data-style-name="N4">
      <style:table-cell-properties fo:background-color="#FFFF00"/>
    </style:style>
    <style:style style:name="ce14" style:family="table-cell" style:parent-style-name="Default" style:data-style-name="N0">
      <style:text-properties fo:color="#C9211E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40"/>
    <style:style style:name="ce19" style:family="table-cell" style:parent-style-name="Default" style:data-style-name="N0">
      <style:text-properties fo:font-size="8pt" style:font-size-asian="8pt" style:font-size-complex="8pt"/>
    </style:style>
    <style:style style:name="ce20" style:family="table-cell" style:parent-style-name="Default" style:data-style-name="N36">
      <style:table-cell-properties fo:background-color="#AFD095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24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25" style:family="table-cell" style:parent-style-name="Default" style:data-style-name="N43">
      <style:text-properties style:font-name="Bitstream Vera Sans" style:font-name-asian="Bitstream Vera Sans" style:font-name-complex="Bitstream Vera Sans"/>
    </style:style>
    <style:style style:name="ce26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29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43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36">
      <style:text-properties style:font-name="Bitstream Vera Sans" style:font-name-asian="Bitstream Vera Sans" style:font-name-complex="Bitstream Vera Sans"/>
    </style:style>
    <style:style style:name="ce34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6" style:family="table-cell" style:parent-style-name="Default" style:data-style-name="N43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36">
      <style:table-cell-properties fo:background-color="#FFFF00"/>
      <style:text-properties style:font-name="Bitstream Vera Sans" style:font-name-asian="Bitstream Vera Sans" style:font-name-complex="Bitstream Vera Sans"/>
    </style:style>
    <style:style style:name="ce38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9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1" style:family="table-cell" style:parent-style-name="Default" style:data-style-name="N36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9" style:family="table-cell" style:parent-style-name="Default" style:data-style-name="N38">
      <style:text-properties style:font-name="Bitstream Vera Sans" style:font-name-asian="Bitstream Vera Sans" style:font-name-complex="Bitstream Vera Sans"/>
    </style:style>
    <style:style style:name="ce50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1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2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38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55" style:family="table-cell" style:parent-style-name="Excel_32_Built-in_32_Normal" style:data-style-name="N44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56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57" style:family="table-cell" style:parent-style-name="Excel_32_Built-in_32_Normal" style:data-style-name="N44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58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0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61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63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4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Excel_32_Built-in_32_Normal" style:data-style-name="N3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7" style:family="table-cell" style:parent-style-name="Excel_32_Built-in_32_Normal" style:data-style-name="N4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Default" style:data-style-name="N47">
      <style:text-properties style:font-name="Bitstream Vera Sans" style:font-name-asian="Bitstream Vera Sans" style:font-name-complex="Bitstream Vera Sans"/>
    </style:style>
    <style:style style:name="ce69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71" style:family="table-cell" style:parent-style-name="Excel_32_Built-in_32_Normal" style:data-style-name="N44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73" style:family="table-cell" style:parent-style-name="Excel_32_Built-in_32_Normal" style:data-style-name="N45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5" style:family="table-cell" style:parent-style-name="Excel_32_Built-in_32_Normal" style:data-style-name="N44">
      <style:table-cell-properties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45">
      <style:table-cell-properties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9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80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81" style:family="table-cell" style:parent-style-name="Excel_32_Built-in_32_Normal" style:data-style-name="N45">
      <style:table-cell-properties fo:border-top="thin solid #000000" fo:border-bottom="thin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8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85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86" style:family="table-cell" style:parent-style-name="Excel_32_Built-in_32_Normal" style:data-style-name="N45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87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88" style:family="table-cell" style:parent-style-name="Default" style:data-style-name="N38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89" style:family="table-cell" style:parent-style-name="Default" style:data-style-name="N37">
      <style:table-cell-properties style:vertical-align="middle"/>
      <style:text-properties style:font-name="Abyssinica SIL1" style:font-name-asian="Abyssinica SIL1" style:font-name-complex="Abyssinica SIL1"/>
    </style:style>
    <style:style style:name="ce90" style:family="table-cell" style:parent-style-name="Default" style:data-style-name="N38">
      <style:table-cell-properties style:vertical-align="middle"/>
      <style:text-properties style:font-name="Abyssinica SIL1" style:font-name-asian="Abyssinica SIL1" style:font-name-complex="Abyssinica SIL1"/>
    </style:style>
    <style:style style:name="ce91" style:family="table-cell" style:parent-style-name="Default" style:data-style-name="N37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92" style:family="table-cell" style:parent-style-name="Default" style:data-style-name="N38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37"/>
    <style:style style:name="ce94" style:family="table-cell" style:parent-style-name="Default" style:data-style-name="N38">
      <style:text-properties fo:font-size="11pt" style:font-size-asian="11pt" style:font-size-complex="11pt" fo:font-weight="bold" style:font-weight-asian="bold" style:font-weight-complex="bold"/>
    </style:style>
    <style:style style:name="ce95" style:family="table-cell" style:parent-style-name="Default" style:data-style-name="N38"/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order-top="thin solid #000000" fo:border-bottom="none" fo:border-left="none" fo:border-right="none" style:vertical-align="middle"/>
    </style:style>
    <style:style style:name="ce9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00" style:family="table-cell" style:parent-style-name="Excel_32_Built-in_32_Normal" style:data-style-name="N3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01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1" style:font-name-asian="Abyssinica SIL1" style:font-name-complex="Abyssinica SIL1"/>
    </style:style>
    <style:style style:name="ce102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03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5" style:family="table-cell" style:parent-style-name="Default" style:data-style-name="N38">
      <style:table-cell-properties fo:border-top="none" fo:border-bottom="thin solid #000000" fo:border-left="none" fo:border-right="thin solid #000000" fo:background-color="#FFFF00"/>
      <style:text-properties style:text-underline-style="solid" style:text-underline-type="single"/>
    </style:style>
    <style:style style:name="ce106" style:family="table-cell" style:parent-style-name="Default" style:data-style-name="N0">
      <style:table-cell-properties fo:border-top="thin double #000000" fo:border-bottom="none" fo:border-left="thin double #000000" fo:border-right="none"/>
    </style:style>
    <style:style style:name="ce107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109" style:family="table-cell" style:parent-style-name="Default" style:data-style-name="N0">
      <style:table-cell-properties fo:border-top="thin double #000000" fo:border-bottom="none" fo:border-left="none" fo:border-right="thin double #000000"/>
    </style:style>
    <style:style style:name="ce110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2" style:family="table-cell" style:parent-style-name="Default" style:data-style-name="N38">
      <style:text-properties fo:font-weight="bold" style:font-weight-asian="bold" style:font-weight-complex="bold"/>
    </style:style>
    <style:style style:name="ce113" style:family="table-cell" style:parent-style-name="Default" style:data-style-name="N38">
      <style:table-cell-properties fo:border-top="none" fo:border-bottom="none" fo:border-left="none" fo:border-right="thin double #000000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end" fo:margin-right="0cm"/>
    </style:style>
    <style:style style:name="ce115" style:family="table-cell" style:parent-style-name="Default" style:data-style-name="N0">
      <style:table-cell-properties fo:border-top="none" fo:border-bottom="none" fo:border-left="thin double #000000" fo:border-right="none" fo:background-color="#FFFF00"/>
    </style:style>
    <style:style style:name="ce116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18" style:family="table-cell" style:parent-style-name="Default" style:data-style-name="N39">
      <style:table-cell-properties fo:border-top="none" fo:border-bottom="none" fo:border-left="none" fo:border-right="thin double #000000" fo:background-color="#FFFF00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thin double #000000" fo:border-left="thin double #000000" fo:border-right="none"/>
    </style:style>
    <style:style style:name="ce120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122" style:family="table-cell" style:parent-style-name="Default" style:data-style-name="N40">
      <style:table-cell-properties fo:border-top="none" fo:border-bottom="thin double #000000" fo:border-left="none" fo:border-right="thin double #000000"/>
      <style:text-properties fo:font-weight="bold" style:font-weight-asian="bold" style:font-weight-complex="bold"/>
    </style:style>
    <style:style style:name="ce123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124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2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27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29" style:family="table-cell" style:parent-style-name="Default" style:data-style-name="N40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31" style:family="table-cell" style:parent-style-name="Default" style:data-style-name="N0">
      <style:table-cell-properties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3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34" style:family="table-cell" style:parent-style-name="Default" style:data-style-name="N0">
      <style:text-properties fo:font-size="14pt" style:font-size-asian="14pt" style:font-size-complex="14pt"/>
    </style:style>
    <style:style style:name="ce1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36" style:family="table-cell" style:parent-style-name="Default" style:data-style-name="N38">
      <style:text-properties fo:font-size="14pt" style:font-size-asian="14pt" style:font-size-complex="14pt"/>
    </style:style>
    <style:style style:name="ce137" style:family="table-cell" style:parent-style-name="Default" style:data-style-name="N0">
      <style:table-cell-properties fo:border-top="thin double #2A6099" fo:border-bottom="thin double #2A6099" fo:border-left="thin double #2A6099" fo:border-right="none"/>
    </style:style>
    <style:style style:name="ce138" style:family="table-cell" style:parent-style-name="Default" style:data-style-name="N0">
      <style:table-cell-properties fo:border-top="thin double #2A6099" fo:border-bottom="thin double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39" style:family="table-cell" style:parent-style-name="Default" style:data-style-name="N38">
      <style:table-cell-properties fo:border-top="thin double #2A6099" fo:border-bottom="thin double #2A6099" fo:border-left="none" fo:border-right="none"/>
      <style:text-properties fo:font-size="14pt" style:font-size-asian="14pt" style:font-size-complex="14pt"/>
    </style:style>
    <style:style style:name="ce140" style:family="table-cell" style:parent-style-name="Default" style:data-style-name="N38">
      <style:table-cell-properties fo:border-top="thin double #2A6099" fo:border-bottom="thin double #2A6099" fo:border-left="none" fo:border-right="thin double #2A6099"/>
      <style:text-properties fo:font-size="14pt" style:font-size-asian="14pt" style:font-size-complex="14pt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43" style:family="table-cell" style:parent-style-name="Default" style:data-style-name="N40">
      <style:text-properties fo:font-size="14pt" style:font-size-asian="14pt" style:font-size-complex="14pt"/>
    </style:style>
    <style:style style:name="ce144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45" style:family="table-cell" style:parent-style-name="Default" style:data-style-name="N0">
      <style:table-cell-properties fo:border-top="thin double #000000" fo:border-bottom="thin double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46" style:family="table-cell" style:parent-style-name="Default" style:data-style-name="N38">
      <style:table-cell-properties fo:border-top="thin double #000000" fo:border-bottom="thin double #000000" fo:border-left="none" fo:border-right="none"/>
      <style:text-properties fo:font-size="14pt" style:font-size-asian="14pt" style:font-size-complex="14pt"/>
    </style:style>
    <style:style style:name="ce147" style:family="table-cell" style:parent-style-name="Default" style:data-style-name="N38">
      <style:table-cell-properties fo:border-top="thin double #000000" fo:border-bottom="thin double #000000" fo:border-left="none" fo:border-right="thin double #000000"/>
      <style:text-properties fo:font-size="14pt" style:font-size-asian="14pt" style:font-size-complex="14pt"/>
    </style:style>
    <style:style style:name="ce148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49" style:family="table-cell" style:parent-style-name="Default" style:data-style-name="N38">
      <style:table-cell-properties fo:border-top="thin double #000000" fo:border-bottom="none" fo:border-left="none" fo:border-right="none"/>
      <style:text-properties fo:font-size="14pt" style:font-size-asian="14pt" style:font-size-complex="14pt"/>
    </style:style>
    <style:style style:name="ce150" style:family="table-cell" style:parent-style-name="Default" style:data-style-name="N38">
      <style:table-cell-properties fo:border-top="thin double #000000" fo:border-bottom="none" fo:border-left="none" fo:border-right="thin double #000000"/>
      <style:text-properties fo:font-size="14pt" style:font-size-asian="14pt" style:font-size-complex="14pt"/>
    </style:style>
    <style:style style:name="ce151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52" style:family="table-cell" style:parent-style-name="Default" style:data-style-name="N42">
      <style:table-cell-properties fo:border-top="none" fo:border-bottom="thin double #000000" fo:border-left="none" fo:border-right="none" fo:background-color="#E8F2A1"/>
      <style:text-properties fo:font-size="14pt" style:font-size-asian="14pt" style:font-size-complex="14pt"/>
    </style:style>
    <style:style style:name="ce153" style:family="table-cell" style:parent-style-name="Default" style:data-style-name="N42">
      <style:table-cell-properties fo:border-top="none" fo:border-bottom="thin double #000000" fo:border-left="none" fo:border-right="thin double #000000" fo:background-color="#FFFF00"/>
      <style:text-properties fo:font-size="14pt" style:font-size-asian="14pt" style:font-size-complex="14pt"/>
    </style:style>
    <style:style style:name="ce154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 style:use-optimal-column-width="true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1.93145833333333cm" style:use-optimal-column-width="true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 style:use-optimal-column-width="true"/>
    </style:style>
    <style:style style:name="co18" style:family="table-column">
      <style:table-column-properties fo:break-before="auto" style:column-width="2.301875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7.99041666666667cm" style:use-optimal-column-width="true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3.65125cm"/>
    </style:style>
    <style:style style:name="co23" style:family="table-column">
      <style:table-column-properties fo:break-before="auto" style:column-width="2.35479166666667cm"/>
    </style:style>
    <style:style style:name="co24" style:family="table-column">
      <style:table-column-properties fo:break-before="auto" style:column-width="5.6620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13.7pt" style:use-optimal-row-height="false" fo:break-before="auto"/>
    </style:style>
    <style:style style:name="ro5" style:family="table-row">
      <style:table-row-properties style:row-height="16.7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6.1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3.5pt" style:use-optimal-row-height="tru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 kira</text:p>
          </table:table-cell>
          <table:table-cell office:value-type="string" table:style-name="ce1">
            <text:p>2022-23</text:p>
          </table:table-cell>
          <table:table-cell table:number-columns-repeated="4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7">
            <text:p>Masraf</text:p>
          </table:table-cell>
          <table:table-cell office:value-type="string" table:style-name="ce7">
            <text:p>Kalan Kira</text:p>
          </table:table-cell>
          <table:table-cell table:number-columns-repeated="16377" table:style-name="ce1"/>
        </table:table-row>
        <table:table-row table:style-name="ro1">
          <table:table-cell table:style-name="ce8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4]-[.D4]" table:style-name="ce4">
            <text:p>36.000,00</text:p>
          </table:table-cell>
          <table:table-cell table:style-name="ce4"/>
          <table:table-cell office:value-type="float" office:value="0" table:formula="of:=[.D4]-[.F4]" table:style-name="ce4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8"/>
          <table:table-cell table:style-name="ce9"/>
          <table:table-cell table:number-columns-repeated="2" table:style-name="ce4"/>
          <table:table-cell office:value-type="float" office:value="36000" table:formula="of:=[.E4]-[.D5]" table:style-name="ce4">
            <text:p>36.000,00</text:p>
          </table:table-cell>
          <table:table-cell table:style-name="ce4"/>
          <table:table-cell office:value-type="float" office:value="0" table:formula="of:=[.D5]-[.F5]" table:style-name="ce4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28-02-2021 * 27-02-22</text:p>
          </table:table-cell>
          <table:table-cell table:number-columns-repeated="2" table:style-name="ce4"/>
          <table:table-cell office:value-type="float" office:value="36000" table:formula="of:=[.E5]-[.D6]" table:style-name="ce4">
            <text:p>36.000,00</text:p>
          </table:table-cell>
          <table:table-cell table:style-name="ce4"/>
          <table:table-cell office:value-type="float" office:value="0" table:formula="of:=[.D6]-[.F6]" table:style-name="ce4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8"/>
          <table:table-cell table:style-name="ce9"/>
          <table:table-cell table:number-columns-repeated="2" table:style-name="ce4"/>
          <table:table-cell office:value-type="float" office:value="36000" table:formula="of:=[.E6]-[.D7]" table:style-name="ce4">
            <text:p>36.000,00</text:p>
          </table:table-cell>
          <table:table-cell table:style-name="ce4"/>
          <table:table-cell office:value-type="float" office:value="0" table:formula="of:=[.D7]-[.F7]" table:style-name="ce4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08-30T00:00:00" table:style-name="ce8">
            <text:p>30.08.2021</text:p>
          </table:table-cell>
          <table:table-cell office:value-type="string" table:style-name="ce9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7]-[.D8]" table:style-name="ce4">
            <text:p>36.000,00</text:p>
          </table:table-cell>
          <table:table-cell table:style-name="ce4"/>
          <table:table-cell office:value-type="float" office:value="0" table:formula="of:=[.D8]-[.F8]" table:style-name="ce4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09-30T00:00:00" table:style-name="ce8">
            <text:p>30.09.2021</text:p>
          </table:table-cell>
          <table:table-cell office:value-type="string" table:style-name="ce9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8]-[.D9]" table:style-name="ce4">
            <text:p>32.000,00</text:p>
          </table:table-cell>
          <table:table-cell table:style-name="ce4"/>
          <table:table-cell office:value-type="float" office:value="4000" table:formula="of:=[.D9]-[.F9]" table:style-name="ce4">
            <text:p>4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0-30T00:00:00" table:style-name="ce8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9]-[.D10]" table:style-name="ce4">
            <text:p>30.000,00</text:p>
          </table:table-cell>
          <table:table-cell table:style-name="ce4"/>
          <table:table-cell office:value-type="float" office:value="2000" table:formula="of:=[.D10]-[.F10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8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10]-[.D11]" table:style-name="ce4">
            <text:p>28.000,00</text:p>
          </table:table-cell>
          <table:table-cell table:style-name="ce4"/>
          <table:table-cell office:value-type="float" office:value="2000" table:formula="of:=[.D11]-[.F11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8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11]-[.D12]" table:style-name="ce4">
            <text:p>26.000,00</text:p>
          </table:table-cell>
          <table:table-cell table:style-name="ce4"/>
          <table:table-cell office:value-type="float" office:value="2000" table:formula="of:=[.D12]-[.F12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0">
            <text:p>30.01.2022</text:p>
          </table:table-cell>
          <table:table-cell office:value-type="string" table:style-name="ce1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12]-[.D13]" table:style-name="ce4">
            <text:p>24.000,00</text:p>
          </table:table-cell>
          <table:table-cell table:style-name="ce4"/>
          <table:table-cell office:value-type="float" office:value="2000" table:formula="of:=[.D13]-[.F13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13]-[.D14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0">
            <text:p>28.02.2022</text:p>
          </table:table-cell>
          <table:table-cell office:value-type="string" table:style-name="ce11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14]-[.D15]" table:style-name="ce4">
            <text:p>21.000,00</text:p>
          </table:table-cell>
          <table:table-cell table:style-name="ce4"/>
          <table:table-cell office:value-type="float" office:value="3000" table:formula="of:=[.D15]-[.F15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0">
            <text:p>30.03.2022</text:p>
          </table:table-cell>
          <table:table-cell office:value-type="string" table:style-name="ce11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2">
            <text:p>3.000,00</text:p>
          </table:table-cell>
          <table:table-cell office:value-type="float" office:value="18000" table:formula="of:=[.E15]-[.D16]" table:style-name="ce4">
            <text:p>18.000,00</text:p>
          </table:table-cell>
          <table:table-cell table:style-name="ce4"/>
          <table:table-cell office:value-type="float" office:value="3000" table:formula="of:=[.D16]-[.F16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0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13">
            <text:p>5.000,00</text:p>
          </table:table-cell>
          <table:table-cell office:value-type="float" office:value="13000" table:formula="of:=[.E16]-[.D17]" table:style-name="ce4">
            <text:p>13.000,00</text:p>
          </table:table-cell>
          <table:table-cell table:style-name="ce4"/>
          <table:table-cell office:value-type="float" office:value="5000" table:formula="of:=[.D17]-[.F17]" table:style-name="ce4">
            <text:p>5.000,00</text:p>
          </table:table-cell>
          <table:table-cell office:value-type="date" office:date-value="2022-05-10T00:00:00" table:style-name="ce9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0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13">
            <text:p>3.000,00</text:p>
          </table:table-cell>
          <table:table-cell office:value-type="float" office:value="10000" table:formula="of:=[.E17]-[.D18]" table:style-name="ce4">
            <text:p>10.000,00</text:p>
          </table:table-cell>
          <table:table-cell table:style-name="ce4"/>
          <table:table-cell office:value-type="float" office:value="3000" table:formula="of:=[.D18]-[.F18]" table:style-name="ce4">
            <text:p>3.000,00</text:p>
          </table:table-cell>
          <table:table-cell office:value-type="date" office:date-value="2022-05-30T00:00:00" table:style-name="ce9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0">
            <text:p>30.06.2022</text:p>
          </table:table-cell>
          <table:table-cell office:value-type="string" table:style-name="ce14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13">
            <text:p>4.000,00</text:p>
          </table:table-cell>
          <table:table-cell office:value-type="float" office:value="6000" table:formula="of:=[.E18]-[.D19]" table:style-name="ce4">
            <text:p>6.000,00</text:p>
          </table:table-cell>
          <table:table-cell table:style-name="ce4"/>
          <table:table-cell office:value-type="float" office:value="4000" table:formula="of:=[.D19]-[.F19]" table:style-name="ce4">
            <text:p>4.000,00</text:p>
          </table:table-cell>
          <table:table-cell office:value-type="date" office:date-value="2022-07-05T00:00:00" table:style-name="ce9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0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19]-[.D20]" table:style-name="ce4">
            <text:p>1.000,00</text:p>
          </table:table-cell>
          <table:table-cell table:style-name="ce4"/>
          <table:table-cell office:value-type="float" office:value="5000" table:formula="of:=[.D20]-[.F20]" table:style-name="ce4">
            <text:p>5.000,00</text:p>
          </table:table-cell>
          <table:table-cell office:value-type="date" office:date-value="2022-08-29T00:00:00" table:style-name="ce9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0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20]-[.D21]" table:style-name="ce4">
            <text:p>0,00</text:p>
          </table:table-cell>
          <table:table-cell table:style-name="ce4"/>
          <table:table-cell office:value-type="float" office:value="1000" table:formula="of:=[.D21]-[.F21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8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8:.C23])" table:style-name="ce15">
            <text:p>36.000,00</text:p>
          </table:table-cell>
          <table:table-cell office:value-type="float" office:value="36000" table:formula="of:=SUM([.D4:.D23])" table:style-name="ce15">
            <text:p>36.000,00</text:p>
          </table:table-cell>
          <table:table-cell office:value-type="float" office:value="0" table:formula="of:=[.C24]-[.D24]" table:style-name="ce16">
            <text:p>0,00</text:p>
          </table:table-cell>
          <table:table-cell office:value-type="float" office:value="0" table:formula="of:=SUM([.F4:.F23])" table:style-name="ce15">
            <text:p>0,00</text:p>
          </table:table-cell>
          <table:table-cell office:value-type="float" office:value="36000" table:formula="of:=[.D24]-[.F24]" table:style-name="ce15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17">
            <text:p>Doğuş Toplam Kira Geliri</text:p>
          </table:table-cell>
          <table:table-cell table:style-name="ce1"/>
          <table:table-cell office:value-type="float" office:value="36000" table:formula="of:=[.G24]" table:style-name="ce15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18">
            <text:p>%100,00</text:p>
          </table:table-cell>
          <table:table-cell office:value-type="float" office:value="36000" table:formula="of:=[.G26]*[.$F$27]" table:style-name="ce15">
            <text:p>36.000,00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02-2023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31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18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31]*[.C32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* 27-02-24 kira bedeli</text:p>
          </table:table-cell>
          <table:table-cell table:style-name="ce19"/>
          <table:table-cell table:style-name="ce1"/>
          <table:table-cell office:value-type="float" office:value="62280" table:formula="of:=[.E31]+[.E33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35]-[.D36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36]-[.D37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0">
            <text:p>29.08.2023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37]-[.D38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0">
            <text:p>30.09.2022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38]-[.D39]" table:style-name="ce4">
            <text:p>54.000,00</text:p>
          </table:table-cell>
          <table:table-cell table:style-name="ce4"/>
          <table:table-cell office:value-type="float" office:value="3000" table:formula="of:=[.D39]-[.F39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0">
            <text:p>31.10.2022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39]-[.D40]" table:style-name="ce4">
            <text:p>51.000,00</text:p>
          </table:table-cell>
          <table:table-cell table:style-name="ce4"/>
          <table:table-cell office:value-type="float" office:value="3000" table:formula="of:=[.D40]-[.F40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0">
            <text:p>30.11.2022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40]-[.D41]" table:style-name="ce4">
            <text:p>48.000,00</text:p>
          </table:table-cell>
          <table:table-cell table:style-name="ce4"/>
          <table:table-cell office:value-type="float" office:value="3000" table:formula="of:=[.D41]-[.F41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2">
            <text:p>30.12.2022</text:p>
          </table:table-cell>
          <table:table-cell office:value-type="string" table:style-name="ce21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41]-[.D42]" table:style-name="ce4">
            <text:p>45.000,00</text:p>
          </table:table-cell>
          <table:table-cell table:style-name="ce4"/>
          <table:table-cell office:value-type="float" office:value="3000" table:formula="of:=[.D42]-[.F42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0">
            <text:p>30.01.2023</text:p>
          </table:table-cell>
          <table:table-cell office:value-type="string" table:style-name="ce21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42]-[.D43]" table:style-name="ce4">
            <text:p>39.000,00</text:p>
          </table:table-cell>
          <table:table-cell table:style-name="ce4"/>
          <table:table-cell office:value-type="float" office:value="6000" table:formula="of:=[.D43]-[.F43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9">
            <text:p>28.02.2023</text:p>
          </table:table-cell>
          <table:table-cell office:value-type="string" table:style-name="ce21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43]-[.D44]" table:style-name="ce4">
            <text:p>32.500,00</text:p>
          </table:table-cell>
          <table:table-cell table:style-name="ce4"/>
          <table:table-cell office:value-type="float" office:value="6500" table:formula="of:=[.D44]-[.F44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44]-[.D45]" table:style-name="ce4">
            <text:p>32.500,00</text:p>
          </table:table-cell>
          <table:table-cell table:style-name="ce4"/>
          <table:table-cell office:value-type="float" office:value="0" table:formula="of:=[.D45]-[.F4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9">
            <text:p>30.03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45]-[.D46]" table:style-name="ce4">
            <text:p>26.000,00</text:p>
          </table:table-cell>
          <table:table-cell table:style-name="ce4"/>
          <table:table-cell office:value-type="float" office:value="6500" table:formula="of:=[.D46]-[.F46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9">
            <text:p>30.04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46]-[.D47]" table:style-name="ce4">
            <text:p>19.500,00</text:p>
          </table:table-cell>
          <table:table-cell table:style-name="ce4"/>
          <table:table-cell office:value-type="float" office:value="6500" table:formula="of:=[.D47]-[.F47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9">
            <text:p>30.05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47]-[.D48]" table:style-name="ce4">
            <text:p>13.000,00</text:p>
          </table:table-cell>
          <table:table-cell table:style-name="ce4"/>
          <table:table-cell office:value-type="float" office:value="6500" table:formula="of:=[.D48]-[.F4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9">
            <text:p>30.06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48]-[.D49]" table:style-name="ce4">
            <text:p>6.500,00</text:p>
          </table:table-cell>
          <table:table-cell table:style-name="ce4"/>
          <table:table-cell office:value-type="float" office:value="6500" table:formula="of:=[.D49]-[.F4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9">
            <text:p>30.07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49]-[.D50]" table:style-name="ce4">
            <text:p>0,00</text:p>
          </table:table-cell>
          <table:table-cell table:style-name="ce4"/>
          <table:table-cell office:value-type="float" office:value="6500" table:formula="of:=[.D50]-[.F50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27-02-2024 tarihine<text:s/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1">
            <text:p>Nakit</text:p>
          </table:table-cell>
          <table:table-cell table:number-columns-repeated="2" table:style-name="ce1"/>
          <table:table-cell office:value-type="float" office:value="0" table:formula="of:=[.E50]-[.D54]" table:style-name="ce4">
            <text:p>0,00</text:p>
          </table:table-cell>
          <table:table-cell table:style-name="ce4"/>
          <table:table-cell office:value-type="float" office:value="0" table:formula="of:=[.D54]-[.F54]" table:style-name="ce4">
            <text:p>0,00</text:p>
          </table:table-cell>
          <table:table-cell table:number-columns-repeated="16377"/>
        </table:table-row>
        <table:table-row table:number-rows-repeated="1048522" table:style-name="ro2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7">
            <text:p>Masraf</text:p>
          </table:table-cell>
          <table:table-cell office:value-type="string" table:style-name="ce7">
            <text:p>Kalan Kira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date" office:date-value="2023-01-20T00:00:00" table:style-name="ce8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8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8">
            <text:p>20.03.2023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8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8">
            <text:p>20.04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8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800" table:formula="of:=[.E14]-[.D15]+[.C15]" table:style-name="ce4">
            <text:p>2.800,00</text:p>
          </table:table-cell>
          <table:table-cell table:style-name="ce4"/>
          <table:table-cell office:value-type="float" office:value="0" table:formula="of:=[.D15]-[.F1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8">
            <text:p>20.06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5600" table:formula="of:=[.E15]-[.D16]+[.C16]" table:style-name="ce4">
            <text:p>5.600,00</text:p>
          </table:table-cell>
          <table:table-cell table:style-name="ce4"/>
          <table:table-cell office:value-type="float" office:value="0" table:formula="of:=[.D16]-[.F1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8">
            <text:p>20.07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8400" table:formula="of:=[.E16]-[.D17]+[.C17]" table:style-name="ce4">
            <text:p>8.400,00</text:p>
          </table:table-cell>
          <table:table-cell table:style-name="ce4"/>
          <table:table-cell office:value-type="float" office:value="0" table:formula="of:=[.D17]-[.F1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8">
            <text:p>20.08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11200" table:formula="of:=[.E17]-[.D18]+[.C18]" table:style-name="ce4">
            <text:p>11.200,00</text:p>
          </table:table-cell>
          <table:table-cell table:style-name="ce4"/>
          <table:table-cell office:value-type="float" office:value="0" table:formula="of:=[.D18]-[.F1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8">
            <text:p>20.09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14000" table:formula="of:=[.E18]-[.D19]+[.C19]" table:style-name="ce4">
            <text:p>14.000,00</text:p>
          </table:table-cell>
          <table:table-cell table:style-name="ce4"/>
          <table:table-cell office:value-type="float" office:value="0" table:formula="of:=[.D19]-[.F1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0-20T00:00:00" table:style-name="ce8">
            <text:p>20.10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16800" table:formula="of:=[.E19]-[.D20]+[.C20]" table:style-name="ce4">
            <text:p>16.800,00</text:p>
          </table:table-cell>
          <table:table-cell table:style-name="ce4"/>
          <table:table-cell office:value-type="float" office:value="0" table:formula="of:=[.D20]-[.F2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8">
            <text:p>20.11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19600" table:formula="of:=[.E20]-[.D21]+[.C21]" table:style-name="ce4">
            <text:p>19.600,00</text:p>
          </table:table-cell>
          <table:table-cell table:style-name="ce4"/>
          <table:table-cell office:value-type="float" office:value="0" table:formula="of:=[.D21]-[.F2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8">
            <text:p>20.12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2400" table:formula="of:=[.E21]-[.D22]+[.C22]" table:style-name="ce4">
            <text:p>22.400,00</text:p>
          </table:table-cell>
          <table:table-cell table:style-name="ce4"/>
          <table:table-cell office:value-type="float" office:value="0" table:formula="of:=[.D22]-[.F2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9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25200" table:formula="of:=[.E22]-[.D23]+[.C23]" table:style-name="ce4">
            <text:p>25.2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9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28000" table:formula="of:=[.E23]-[.D24]+[.C24]" table:style-name="ce4">
            <text:p>28.0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9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30800" table:formula="of:=[.E24]-[.D25]+[.C25]" table:style-name="ce4">
            <text:p>30.8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15">
            <text:p>38.550,00</text:p>
          </table:table-cell>
          <table:table-cell office:value-type="float" office:value="7750" table:formula="of:=SUM([.D8:.D26])" table:style-name="ce15">
            <text:p>7.750,00</text:p>
          </table:table-cell>
          <table:table-cell office:value-type="float" office:value="22400" table:formula="of:=[.E22]" table:style-name="ce4">
            <text:p>22.400,00</text:p>
          </table:table-cell>
          <table:table-cell office:value-type="float" office:value="0" table:formula="of:=SUM([.F12:.F26])" table:style-name="ce15">
            <text:p>0,00</text:p>
          </table:table-cell>
          <table:table-cell office:value-type="float" office:value="7750" table:formula="of:=[.D27]-[.F27]" table:style-name="ce15">
            <text:p>7.7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17">
            <text:p>Tuzgümrüğü Toplam Kira Geliri</text:p>
          </table:table-cell>
          <table:table-cell table:style-name="ce1"/>
          <table:table-cell office:value-type="float" office:value="7750" table:formula="of:=[.G27]" table:style-name="ce15">
            <text:p>7.7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15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18">
            <text:p>%100,00</text:p>
          </table:table-cell>
          <table:table-cell office:value-type="float" office:value="7750" table:formula="of:=[.G29]*[.$F$31]" table:style-name="ce15">
            <text:p>7.7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7">
            <text:p>Masraf</text:p>
          </table:table-cell>
          <table:table-cell office:value-type="string" table:style-name="ce7">
            <text:p>Kalan Kira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date" office:date-value="2022-01-20T00:00:00" table:style-name="ce8">
            <text:p>20.01.2022</text:p>
          </table:table-cell>
          <table:table-cell office:value-type="string" table:style-name="ce9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8">
            <text:p>20.02.2022</text:p>
          </table:table-cell>
          <table:table-cell table:style-name="ce9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8">
            <text:p>20.03.2022</text:p>
          </table:table-cell>
          <table:table-cell table:style-name="ce9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8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8">
            <text:p>20.04.2022</text:p>
          </table:table-cell>
          <table:table-cell office:value-type="string" table:style-name="ce9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8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8">
            <text:p>20.06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8">
            <text:p>20.07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8">
            <text:p>20.08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8">
            <text:p>20.09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8">
            <text:p>20.10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8">
            <text:p>20.11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8">
            <text:p>20.12.2022</text:p>
          </table:table-cell>
          <table:table-cell office:value-type="date" office:date-value="2022-12-17T00:00:00" table:style-name="ce9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9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9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9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15">
            <text:p>22.800,00</text:p>
          </table:table-cell>
          <table:table-cell office:value-type="float" office:value="21100" table:formula="of:=SUM([.D44:.D62])" table:style-name="ce15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15">
            <text:p>0,00</text:p>
          </table:table-cell>
          <table:table-cell office:value-type="float" office:value="21100" table:formula="of:=[.D63]-[.F63]" table:style-name="ce15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17">
            <text:p>Tuzgümrüğü Toplam Kira Geliri</text:p>
          </table:table-cell>
          <table:table-cell table:style-name="ce1"/>
          <table:table-cell office:value-type="float" office:value="21100" table:formula="of:=[.G63]" table:style-name="ce15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15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18">
            <text:p>%100,00</text:p>
          </table:table-cell>
          <table:table-cell office:value-type="float" office:value="21100" table:formula="of:=[.G65]*[.$F$31]" table:style-name="ce15">
            <text:p>21.100,00</text:p>
          </table:table-cell>
          <table:table-cell table:number-columns-repeated="16377"/>
        </table:table-row>
        <table:table-row table:number-rows-repeated="1048509" table:style-name="ro2">
          <table:table-cell table:number-columns-repeated="16384"/>
        </table:table-row>
      </table:table>
      <table:table table:name="01-03-HAKAN" table:style-name="ta3"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2" table:default-cell-style-name="ce23"/>
        <table:table-column table:style-name="co1" table:number-columns-repeated="1018" table:default-cell-style-name="ce23"/>
        <table:table-column table:style-name="co7" table:number-columns-repeated="15360" table:default-cell-style-name="ce1"/>
        <table:table-row table:style-name="ro3">
          <table:table-cell table:number-columns-repeated="3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DOĞUŞ TİC. - HAKAN BALCI 2003-2012 HESAP CETVELİ</text:p>
          </table:table-cell>
          <table:table-cell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office:value-type="string" table:style-name="ce27">
            <text:p>2003-2004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Ny 2003</text:p>
          </table:table-cell>
          <table:table-cell table:style-name="ce23"/>
          <table:table-cell office:value-type="float" office:value="17075.75" table:style-name="ce31">
            <text:p>17.075,75</text:p>
          </table:table-cell>
          <table:table-cell table:style-name="ce25"/>
          <table:table-cell office:value-type="float" office:value="17075.75" table:formula="of:=[.D4]+[.E4]" table:style-name="ce24">
            <text:p>17.075,75</text:p>
          </table:table-cell>
          <table:table-cell table:number-columns-repeated="16378"/>
        </table:table-row>
        <table:table-row table:style-name="ro3">
          <table:table-cell table:number-columns-repeated="4" table:style-name="ce23"/>
          <table:table-cell table:style-name="ce25"/>
          <table:table-cell office:value-type="float" office:value="17075.75" table:formula="of:=[.F4]+[.D5]+[.E5]" table:style-name="ce24">
            <text:p>17.075,75</text:p>
          </table:table-cell>
          <table:table-cell table:number-columns-repeated="16378"/>
        </table:table-row>
        <table:table-row table:style-name="ro3">
          <table:table-cell table:number-columns-repeated="4" table:style-name="ce23"/>
          <table:table-cell office:value-type="string" table:style-name="ce32">
            <text:p>2003 NY</text:p>
          </table:table-cell>
          <table:table-cell office:value-type="float" office:value="17075.75" table:formula="of:=[.F5]" table:style-name="ce24">
            <text:p>17.075,75</text:p>
          </table:table-cell>
          <table:table-cell table:number-columns-repeated="16378"/>
        </table:table-row>
        <table:table-row table:style-name="ro3">
          <table:table-cell office:value-type="date" office:date-value="2004-09-23T00:00:00" table:style-name="ce33">
            <text:p>23.09.2004</text:p>
          </table:table-cell>
          <table:table-cell office:value-type="string" table:style-name="ce23">
            <text:p>yb</text:p>
          </table:table-cell>
          <table:table-cell table:style-name="ce23"/>
          <table:table-cell office:value-type="float" office:value="90" table:style-name="ce24">
            <text:p>90,00</text:p>
          </table:table-cell>
          <table:table-cell table:style-name="ce25"/>
          <table:table-cell office:value-type="float" office:value="17165.75" table:formula="of:=[.F6]+[.D7]+[.E7]" table:style-name="ce24">
            <text:p>17.165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yb</text:p>
          </table:table-cell>
          <table:table-cell table:style-name="ce23"/>
          <table:table-cell office:value-type="float" office:value="45" table:style-name="ce24">
            <text:p>45,00</text:p>
          </table:table-cell>
          <table:table-cell table:style-name="ce25"/>
          <table:table-cell office:value-type="float" office:value="17210.75" table:formula="of:=[.F7]+[.D8]+[.E8]" table:style-name="ce24">
            <text:p>17.210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örtü</text:p>
          </table:table-cell>
          <table:table-cell table:style-name="ce23"/>
          <table:table-cell office:value-type="float" office:value="5" table:style-name="ce24">
            <text:p>5,00</text:p>
          </table:table-cell>
          <table:table-cell table:style-name="ce25"/>
          <table:table-cell office:value-type="float" office:value="17215.75" table:formula="of:=[.F8]+[.D9]+[.E9]" table:style-name="ce24">
            <text:p>17.215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yb</text:p>
          </table:table-cell>
          <table:table-cell table:style-name="ce23"/>
          <table:table-cell office:value-type="float" office:value="36" table:style-name="ce24">
            <text:p>36,00</text:p>
          </table:table-cell>
          <table:table-cell table:style-name="ce25"/>
          <table:table-cell office:value-type="float" office:value="17251.75" table:formula="of:=[.F9]+[.D10]+[.E10]" table:style-name="ce24">
            <text:p>17.251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7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17976.75" table:formula="of:=[.F10]+[.D11]+[.E11]" table:style-name="ce24">
            <text:p>17.97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8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18701.75" table:formula="of:=[.F11]+[.D12]+[.E12]" table:style-name="ce24">
            <text:p>18.701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9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19426.75" table:formula="of:=[.F12]+[.D13]+[.E13]" table:style-name="ce24">
            <text:p>19.42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vergi</text:p>
          </table:table-cell>
          <table:table-cell table:style-name="ce26"/>
          <table:table-cell office:value-type="float" office:value="1200" table:style-name="ce34">
            <text:p>1.200,00</text:p>
          </table:table-cell>
          <table:table-cell table:style-name="ce25"/>
          <table:table-cell office:value-type="float" office:value="20626.75" table:formula="of:=[.F13]+[.D14]+[.E14]" table:style-name="ce24">
            <text:p>20.62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10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21351.75" table:formula="of:=[.F14]+[.D15]+[.E15]" table:style-name="ce24">
            <text:p>21.351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pls</text:p>
          </table:table-cell>
          <table:table-cell table:style-name="ce23"/>
          <table:table-cell office:value-type="float" office:value="65" table:style-name="ce24">
            <text:p>65,00</text:p>
          </table:table-cell>
          <table:table-cell table:style-name="ce25"/>
          <table:table-cell office:value-type="float" office:value="21416.75" table:formula="of:=[.F15]+[.D16]+[.E16]" table:style-name="ce24">
            <text:p>21.41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tunç perde</text:p>
          </table:table-cell>
          <table:table-cell table:style-name="ce23"/>
          <table:table-cell office:value-type="float" office:value="400" table:style-name="ce24">
            <text:p>400,00</text:p>
          </table:table-cell>
          <table:table-cell table:style-name="ce25"/>
          <table:table-cell office:value-type="float" office:value="21816.75" table:formula="of:=[.F16]+[.D17]+[.E17]" table:style-name="ce24">
            <text:p>21.81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11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22541.75" table:formula="of:=[.F17]+[.D18]+[.E18]" table:style-name="ce24">
            <text:p>22.541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12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23266.75" table:formula="of:=[.F18]+[.D19]+[.E19]" table:style-name="ce24">
            <text:p>23.26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vergi</text:p>
          </table:table-cell>
          <table:table-cell table:style-name="ce26"/>
          <table:table-cell office:value-type="float" office:value="4500" table:style-name="ce34">
            <text:p>4.500,00</text:p>
          </table:table-cell>
          <table:table-cell table:style-name="ce25"/>
          <table:table-cell office:value-type="float" office:value="27766.75" table:formula="of:=[.F19]+[.D20]+[.E20]" table:style-name="ce24">
            <text:p>27.766,75</text:p>
          </table:table-cell>
          <table:table-cell table:number-columns-repeated="16378"/>
        </table:table-row>
        <table:table-row table:style-name="ro3">
          <table:table-cell office:value-type="date" office:date-value="2004-12-07T00:00:00" table:style-name="ce33">
            <text:p>07.12.2004</text:p>
          </table:table-cell>
          <table:table-cell office:value-type="string" table:style-name="ce26">
            <text:p>Vakıf kredi 1</text:p>
          </table:table-cell>
          <table:table-cell office:value-type="float" office:value="1" table:style-name="ce26">
            <text:p>1</text:p>
          </table:table-cell>
          <table:table-cell office:value-type="float" office:value="2426" table:style-name="ce34">
            <text:p>2.426,00</text:p>
          </table:table-cell>
          <table:table-cell table:style-name="ce25"/>
          <table:table-cell office:value-type="float" office:value="30192.75" table:formula="of:=[.F20]+[.D21]+[.E21]" table:style-name="ce24">
            <text:p>30.192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ssk</text:p>
          </table:table-cell>
          <table:table-cell table:style-name="ce26"/>
          <table:table-cell office:value-type="float" office:value="1520" table:style-name="ce34">
            <text:p>1.520,00</text:p>
          </table:table-cell>
          <table:table-cell table:style-name="ce25"/>
          <table:table-cell office:value-type="float" office:value="31712.75" table:formula="of:=[.F21]+[.D22]+[.E22]" table:style-name="ce24">
            <text:p>31.712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26-2 çek HAKANDAN</text:p>
          </table:table-cell>
          <table:table-cell table:style-name="ce23"/>
          <table:table-cell table:style-name="ce24"/>
          <table:table-cell office:value-type="float" office:value="-2000" table:style-name="ce25">
            <text:p>-2.000,00</text:p>
          </table:table-cell>
          <table:table-cell office:value-type="float" office:value="29712.75" table:formula="of:=[.F22]+[.D23]+[.E23]" table:style-name="ce24">
            <text:p>29.712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27-2 çek HAKANDAN</text:p>
          </table:table-cell>
          <table:table-cell table:style-name="ce23"/>
          <table:table-cell table:style-name="ce24"/>
          <table:table-cell office:value-type="float" office:value="-3000" table:style-name="ce25">
            <text:p>-3.000,00</text:p>
          </table:table-cell>
          <table:table-cell office:value-type="float" office:value="26712.75" table:formula="of:=[.F23]+[.D24]+[.E24]" table:style-name="ce24">
            <text:p>26.712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5-3 çek HAKANDAN</text:p>
          </table:table-cell>
          <table:table-cell table:style-name="ce23"/>
          <table:table-cell table:style-name="ce24"/>
          <table:table-cell office:value-type="float" office:value="-3750" table:style-name="ce25">
            <text:p>-3.750,00</text:p>
          </table:table-cell>
          <table:table-cell office:value-type="float" office:value="22962.75" table:formula="of:=[.F24]+[.D25]+[.E25]" table:style-name="ce24">
            <text:p>22.962,75</text:p>
          </table:table-cell>
          <table:table-cell table:number-columns-repeated="16378"/>
        </table:table-row>
        <table:table-row table:style-name="ro3">
          <table:table-cell office:value-type="date" office:date-value="2004-12-31T00:00:00" table:style-name="ce33">
            <text:p>31.12.2004</text:p>
          </table:table-cell>
          <table:table-cell office:value-type="string" table:style-name="ce23">
            <text:p>sanayi hesabı</text:p>
          </table:table-cell>
          <table:table-cell table:style-name="ce23"/>
          <table:table-cell table:style-name="ce24"/>
          <table:table-cell office:value-type="float" office:value="-1960" table:style-name="ce25">
            <text:p>-1.960,00</text:p>
          </table:table-cell>
          <table:table-cell office:value-type="float" office:value="21002.75" table:formula="of:=[.F25]+[.D26]+[.E26]" table:style-name="ce24">
            <text:p>21.002,75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office:value-type="string" table:style-name="ce35">
            <text:p>2004 yılsonu</text:p>
          </table:table-cell>
          <table:table-cell office:value-type="float" office:value="14637" table:formula="of:=SUM([.D7:.D26])" table:style-name="ce31">
            <text:p>14.637,00</text:p>
          </table:table-cell>
          <table:table-cell office:value-type="float" office:value="-10710" table:formula="of:=SUM([.E7:.E26])" table:style-name="ce36">
            <text:p>-10.710,00</text:p>
          </table:table-cell>
          <table:table-cell table:style-name="ce24"/>
          <table:table-cell table:number-columns-repeated="16378"/>
        </table:table-row>
        <table:table-row table:number-rows-repeated="2" table:style-name="ro3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office:value-type="float" office:value="2005" table:style-name="ce27">
            <text:p>2005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office:value-type="string" table:style-name="ce32">
            <text:p>2004 NY</text:p>
          </table:table-cell>
          <table:table-cell office:value-type="float" office:value="21002.75" table:formula="of:=[.F26]" table:style-name="ce24">
            <text:p>21.002,75</text:p>
          </table:table-cell>
          <table:table-cell table:number-columns-repeated="16378"/>
        </table:table-row>
        <table:table-row table:style-name="ro3">
          <table:table-cell office:value-type="date" office:date-value="2005-01-14T00:00:00" table:style-name="ce33">
            <text:p>14.01.2005</text:p>
          </table:table-cell>
          <table:table-cell office:value-type="string" table:style-name="ce26">
            <text:p>bağkur</text:p>
          </table:table-cell>
          <table:table-cell office:value-type="float" office:value="2" table:style-name="ce26">
            <text:p>2</text:p>
          </table:table-cell>
          <table:table-cell office:value-type="float" office:value="677" table:style-name="ce34">
            <text:p>677,00</text:p>
          </table:table-cell>
          <table:table-cell office:value-type="float" office:value="1.2" table:style-name="ce25">
            <text:p>-1,20</text:p>
          </table:table-cell>
          <table:table-cell office:value-type="float" office:value="21680.95" table:formula="of:=[.F31]+[.D32]+[.E32]" table:style-name="ce24">
            <text:p>21.680,95</text:p>
          </table:table-cell>
          <table:table-cell table:number-columns-repeated="16378"/>
        </table:table-row>
        <table:table-row table:style-name="ro3">
          <table:table-cell office:value-type="date" office:date-value="2005-01-17T00:00:00" table:style-name="ce33">
            <text:p>17.01.2005</text:p>
          </table:table-cell>
          <table:table-cell office:value-type="string" table:style-name="ce26">
            <text:p>Vakıf kredi 1</text:p>
          </table:table-cell>
          <table:table-cell office:value-type="float" office:value="3" table:style-name="ce26">
            <text:p>3</text:p>
          </table:table-cell>
          <table:table-cell office:value-type="float" office:value="2466.3200000000002" table:style-name="ce34">
            <text:p>2.466,32</text:p>
          </table:table-cell>
          <table:table-cell table:style-name="ce25"/>
          <table:table-cell office:value-type="float" office:value="24147.27" table:formula="of:=[.F32]+[.D33]+[.E33]" table:style-name="ce24">
            <text:p>24.147,27</text:p>
          </table:table-cell>
          <table:table-cell table:number-columns-repeated="16378"/>
        </table:table-row>
        <table:table-row table:style-name="ro3">
          <table:table-cell office:value-type="date" office:date-value="2005-01-26T00:00:00" table:style-name="ce33">
            <text:p>26.01.2005</text:p>
          </table:table-cell>
          <table:table-cell office:value-type="string" table:style-name="ce23">
            <text:p>tvn</text:p>
          </table:table-cell>
          <table:table-cell table:style-name="ce23"/>
          <table:table-cell office:value-type="float" office:value="200" table:style-name="ce24">
            <text:p>200,00</text:p>
          </table:table-cell>
          <table:table-cell table:style-name="ce25"/>
          <table:table-cell office:value-type="float" office:value="24347.27" table:formula="of:=[.F33]+[.D34]+[.E34]" table:style-name="ce24">
            <text:p>24.347,2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140" table:style-name="ce24">
            <text:p>140,00</text:p>
          </table:table-cell>
          <table:table-cell table:style-name="ce25"/>
          <table:table-cell office:value-type="float" office:value="24487.27" table:formula="of:=[.F34]+[.D35]+[.E35]" table:style-name="ce24">
            <text:p>24.487,2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kdv</text:p>
          </table:table-cell>
          <table:table-cell table:style-name="ce23"/>
          <table:table-cell office:value-type="float" office:value="1000" table:style-name="ce24">
            <text:p>1.000,00</text:p>
          </table:table-cell>
          <table:table-cell table:style-name="ce25"/>
          <table:table-cell office:value-type="float" office:value="25487.27" table:formula="of:=[.F35]+[.D36]+[.E36]" table:style-name="ce24">
            <text:p>25.487,27</text:p>
          </table:table-cell>
          <table:table-cell table:number-columns-repeated="16378"/>
        </table:table-row>
        <table:table-row table:style-name="ro3">
          <table:table-cell office:value-type="date" office:date-value="2005-01-31T00:00:00" table:style-name="ce33">
            <text:p>31.01.2005</text:p>
          </table:table-cell>
          <table:table-cell office:value-type="string" table:style-name="ce26">
            <text:p>Araba kredi 1</text:p>
          </table:table-cell>
          <table:table-cell table:style-name="ce26"/>
          <table:table-cell office:value-type="float" office:value="760" table:style-name="ce34">
            <text:p>760,00</text:p>
          </table:table-cell>
          <table:table-cell table:style-name="ce25"/>
          <table:table-cell office:value-type="float" office:value="26247.27" table:formula="of:=[.F36]+[.D37]+[.E37]" table:style-name="ce24">
            <text:p>26.247,27</text:p>
          </table:table-cell>
          <table:table-cell table:number-columns-repeated="16378"/>
        </table:table-row>
        <table:table-row table:style-name="ro3">
          <table:table-cell office:value-type="date" office:date-value="2005-02-28T00:00:00" table:style-name="ce33">
            <text:p>28.02.2005</text:p>
          </table:table-cell>
          <table:table-cell office:value-type="string" table:style-name="ce26">
            <text:p>Araba kredi 2</text:p>
          </table:table-cell>
          <table:table-cell table:style-name="ce26"/>
          <table:table-cell office:value-type="float" office:value="760" table:style-name="ce34">
            <text:p>760,00</text:p>
          </table:table-cell>
          <table:table-cell table:style-name="ce25"/>
          <table:table-cell office:value-type="float" office:value="27007.27" table:formula="of:=[.F37]+[.D38]+[.E38]" table:style-name="ce24">
            <text:p>27.007,27</text:p>
          </table:table-cell>
          <table:table-cell table:number-columns-repeated="16378"/>
        </table:table-row>
        <table:table-row table:style-name="ro3">
          <table:table-cell office:value-type="date" office:date-value="2005-03-10T00:00:00" table:style-name="ce33">
            <text:p>10.03.2005</text:p>
          </table:table-cell>
          <table:table-cell office:value-type="string" table:style-name="ce26">
            <text:p>Vakıf kredi 2</text:p>
          </table:table-cell>
          <table:table-cell office:value-type="float" office:value="4" table:style-name="ce26">
            <text:p>4</text:p>
          </table:table-cell>
          <table:table-cell office:value-type="float" office:value="2568.86" table:style-name="ce34">
            <text:p>2.568,86</text:p>
          </table:table-cell>
          <table:table-cell table:style-name="ce25"/>
          <table:table-cell office:value-type="float" office:value="29576.13" table:formula="of:=[.F38]+[.D39]+[.E39]" table:style-name="ce24">
            <text:p>29.576,13</text:p>
          </table:table-cell>
          <table:table-cell table:number-columns-repeated="16378"/>
        </table:table-row>
        <table:table-row table:style-name="ro3">
          <table:table-cell office:value-type="date" office:date-value="2005-03-11T00:00:00" table:style-name="ce33">
            <text:p>11.03.2005</text:p>
          </table:table-cell>
          <table:table-cell office:value-type="string" table:style-name="ce26">
            <text:p>Vakıf kredi 3</text:p>
          </table:table-cell>
          <table:table-cell office:value-type="float" office:value="5" table:style-name="ce26">
            <text:p>5</text:p>
          </table:table-cell>
          <table:table-cell office:value-type="float" office:value="2414.08" table:style-name="ce34">
            <text:p>2.414,08</text:p>
          </table:table-cell>
          <table:table-cell table:style-name="ce25"/>
          <table:table-cell office:value-type="float" office:value="31990.21" table:formula="of:=[.F39]+[.D40]+[.E40]" table:style-name="ce24">
            <text:p>31.990,21</text:p>
          </table:table-cell>
          <table:table-cell table:number-columns-repeated="16378"/>
        </table:table-row>
        <table:table-row table:style-name="ro3">
          <table:table-cell office:value-type="date" office:date-value="2005-03-11T00:00:00" table:style-name="ce33">
            <text:p>11.03.2005</text:p>
          </table:table-cell>
          <table:table-cell office:value-type="string" table:style-name="ce26">
            <text:p>Vakıf kredi 4</text:p>
          </table:table-cell>
          <table:table-cell office:value-type="float" office:value="6" table:style-name="ce26">
            <text:p>6</text:p>
          </table:table-cell>
          <table:table-cell office:value-type="float" office:value="2279.2399999999998" table:style-name="ce34">
            <text:p>2.279,24</text:p>
          </table:table-cell>
          <table:table-cell table:style-name="ce25"/>
          <table:table-cell office:value-type="float" office:value="34269.449999999997" table:formula="of:=[.F40]+[.D41]+[.E41]" table:style-name="ce24">
            <text:p>34.269,45</text:p>
          </table:table-cell>
          <table:table-cell table:number-columns-repeated="16378"/>
        </table:table-row>
        <table:table-row table:style-name="ro3">
          <table:table-cell office:value-type="date" office:date-value="2005-03-31T00:00:00" table:style-name="ce33">
            <text:p>31.03.2005</text:p>
          </table:table-cell>
          <table:table-cell office:value-type="string" table:style-name="ce26">
            <text:p>Araba kredi 3</text:p>
          </table:table-cell>
          <table:table-cell table:style-name="ce26"/>
          <table:table-cell office:value-type="float" office:value="742" table:style-name="ce34">
            <text:p>742,00</text:p>
          </table:table-cell>
          <table:table-cell table:style-name="ce25"/>
          <table:table-cell office:value-type="float" office:value="35011.449999999997" table:formula="of:=[.F41]+[.D42]+[.E42]" table:style-name="ce24">
            <text:p>35.011,45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65" table:style-name="ce24">
            <text:p>65,00</text:p>
          </table:table-cell>
          <table:table-cell table:style-name="ce25"/>
          <table:table-cell office:value-type="float" office:value="35076.449999999997" table:formula="of:=[.F42]+[.D43]+[.E43]" table:style-name="ce24">
            <text:p>35.076,45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tn</text:p>
          </table:table-cell>
          <table:table-cell table:style-name="ce23"/>
          <table:table-cell office:value-type="float" office:value="5" table:style-name="ce24">
            <text:p>5,00</text:p>
          </table:table-cell>
          <table:table-cell table:style-name="ce25"/>
          <table:table-cell office:value-type="float" office:value="35081.449999999997" table:formula="of:=[.F43]+[.D44]+[.E44]" table:style-name="ce24">
            <text:p>35.081,45</text:p>
          </table:table-cell>
          <table:table-cell table:number-columns-repeated="16378"/>
        </table:table-row>
        <table:table-row table:style-name="ro3">
          <table:table-cell office:value-type="date" office:date-value="2005-04-30T00:00:00" table:style-name="ce33">
            <text:p>30.04.2005</text:p>
          </table:table-cell>
          <table:table-cell office:value-type="string" table:style-name="ce26">
            <text:p>Araba kredi 4</text:p>
          </table:table-cell>
          <table:table-cell table:style-name="ce26"/>
          <table:table-cell office:value-type="float" office:value="742" table:style-name="ce34">
            <text:p>742,00</text:p>
          </table:table-cell>
          <table:table-cell table:style-name="ce25"/>
          <table:table-cell office:value-type="float" office:value="35823.449999999997" table:formula="of:=[.F44]+[.D45]+[.E45]" table:style-name="ce24">
            <text:p>35.823,45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maliye</text:p>
          </table:table-cell>
          <table:table-cell table:style-name="ce23"/>
          <table:table-cell office:value-type="float" office:value="10" table:style-name="ce24">
            <text:p>10,00</text:p>
          </table:table-cell>
          <table:table-cell table:style-name="ce25"/>
          <table:table-cell office:value-type="float" office:value="35833.449999999997" table:formula="of:=[.F45]+[.D46]+[.E46]" table:style-name="ce24">
            <text:p>35.833,45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fırça</text:p>
          </table:table-cell>
          <table:table-cell table:style-name="ce23"/>
          <table:table-cell office:value-type="float" office:value="3" table:style-name="ce24">
            <text:p>3,00</text:p>
          </table:table-cell>
          <table:table-cell table:style-name="ce25"/>
          <table:table-cell office:value-type="float" office:value="35836.449999999997" table:formula="of:=[.F46]+[.D47]+[.E47]" table:style-name="ce24">
            <text:p>35.836,45</text:p>
          </table:table-cell>
          <table:table-cell table:number-columns-repeated="16378"/>
        </table:table-row>
        <table:table-row table:style-name="ro3">
          <table:table-cell office:value-type="date" office:date-value="2005-05-31T00:00:00" table:style-name="ce33">
            <text:p>31.05.2005</text:p>
          </table:table-cell>
          <table:table-cell office:value-type="string" table:style-name="ce26">
            <text:p>Araba kredi 5</text:p>
          </table:table-cell>
          <table:table-cell table:style-name="ce26"/>
          <table:table-cell office:value-type="float" office:value="750" table:style-name="ce34">
            <text:p>750,00</text:p>
          </table:table-cell>
          <table:table-cell table:style-name="ce25"/>
          <table:table-cell office:value-type="float" office:value="36586.449999999997" table:formula="of:=[.F47]+[.D48]+[.E48]" table:style-name="ce24">
            <text:p>36.586,45</text:p>
          </table:table-cell>
          <table:table-cell table:number-columns-repeated="16378"/>
        </table:table-row>
        <table:table-row table:style-name="ro3">
          <table:table-cell office:value-type="date" office:date-value="2005-06-03T00:00:00" table:style-name="ce33">
            <text:p>03.06.2005</text:p>
          </table:table-cell>
          <table:table-cell office:value-type="string" table:style-name="ce26">
            <text:p>Vakıf kredi 5</text:p>
          </table:table-cell>
          <table:table-cell office:value-type="float" office:value="7" table:style-name="ce26">
            <text:p>7</text:p>
          </table:table-cell>
          <table:table-cell office:value-type="float" office:value="2547.8000000000002" table:style-name="ce34">
            <text:p>2.547,80</text:p>
          </table:table-cell>
          <table:table-cell table:style-name="ce25"/>
          <table:table-cell office:value-type="float" office:value="39134.25" table:formula="of:=[.F48]+[.D49]+[.E49]" table:style-name="ce24">
            <text:p>39.134,25</text:p>
          </table:table-cell>
          <table:table-cell table:number-columns-repeated="16378"/>
        </table:table-row>
        <table:table-row table:style-name="ro3">
          <table:table-cell office:value-type="date" office:date-value="2005-06-03T00:00:00" table:style-name="ce33">
            <text:p>03.06.2005</text:p>
          </table:table-cell>
          <table:table-cell office:value-type="string" table:style-name="ce26">
            <text:p>Vakıf kredi 6</text:p>
          </table:table-cell>
          <table:table-cell office:value-type="float" office:value="8" table:style-name="ce26">
            <text:p>8</text:p>
          </table:table-cell>
          <table:table-cell office:value-type="float" office:value="2392.65" table:style-name="ce34">
            <text:p>2.392,65</text:p>
          </table:table-cell>
          <table:table-cell table:style-name="ce25"/>
          <table:table-cell office:value-type="float" office:value="41526.9" table:formula="of:=[.F49]+[.D50]+[.E50]" table:style-name="ce24">
            <text:p>41.526,90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gırgıroğlu</text:p>
          </table:table-cell>
          <table:table-cell table:style-name="ce23"/>
          <table:table-cell office:value-type="float" office:value="116" table:style-name="ce24">
            <text:p>116,00</text:p>
          </table:table-cell>
          <table:table-cell table:style-name="ce25"/>
          <table:table-cell office:value-type="float" office:value="41642.9" table:formula="of:=[.F50]+[.D51]+[.E51]" table:style-name="ce24">
            <text:p>41.642,90</text:p>
          </table:table-cell>
          <table:table-cell table:number-columns-repeated="16378"/>
        </table:table-row>
        <table:table-row table:style-name="ro3">
          <table:table-cell office:value-type="date" office:date-value="2005-08-18T00:00:00" table:style-name="ce33">
            <text:p>18.08.2005</text:p>
          </table:table-cell>
          <table:table-cell office:value-type="string" table:style-name="ce26">
            <text:p>kk</text:p>
          </table:table-cell>
          <table:table-cell office:value-type="float" office:value="10" table:style-name="ce26">
            <text:p>10</text:p>
          </table:table-cell>
          <table:table-cell office:value-type="float" office:value="7455.35" table:style-name="ce34">
            <text:p>7.455,35</text:p>
          </table:table-cell>
          <table:table-cell table:style-name="ce25"/>
          <table:table-cell office:value-type="float" office:value="49098.25" table:formula="of:=[.F51]+[.D52]+[.E52]" table:style-name="ce24">
            <text:p>49.098,25</text:p>
          </table:table-cell>
          <table:table-cell table:number-columns-repeated="16378"/>
        </table:table-row>
        <table:table-row table:style-name="ro3">
          <table:table-cell office:value-type="date" office:date-value="2005-08-18T00:00:00" table:style-name="ce33">
            <text:p>18.08.2005</text:p>
          </table:table-cell>
          <table:table-cell office:value-type="string" table:style-name="ce26">
            <text:p>kk</text:p>
          </table:table-cell>
          <table:table-cell office:value-type="float" office:value="11" table:style-name="ce26">
            <text:p>11</text:p>
          </table:table-cell>
          <table:table-cell office:value-type="float" office:value="80.73" table:style-name="ce34">
            <text:p>80,73</text:p>
          </table:table-cell>
          <table:table-cell table:style-name="ce25"/>
          <table:table-cell office:value-type="float" office:value="49178.98" table:formula="of:=[.F52]+[.D53]+[.E53]" table:style-name="ce24">
            <text:p>49.178,98</text:p>
          </table:table-cell>
          <table:table-cell table:number-columns-repeated="16378"/>
        </table:table-row>
        <table:table-row table:style-name="ro3">
          <table:table-cell office:value-type="date" office:date-value="2005-08-18T00:00:00" table:style-name="ce37">
            <text:p>18.08.2005</text:p>
          </table:table-cell>
          <table:table-cell office:value-type="string" table:style-name="ce38">
            <text:p>iş döviz alım</text:p>
          </table:table-cell>
          <table:table-cell office:value-type="float" office:value="9" table:style-name="ce38">
            <text:p>9</text:p>
          </table:table-cell>
          <table:table-cell office:value-type="float" office:value="10861.5" table:style-name="ce39">
            <text:p>10.861,50</text:p>
          </table:table-cell>
          <table:table-cell table:style-name="ce25"/>
          <table:table-cell office:value-type="float" office:value="60040.480000000003" table:formula="of:=[.F53]+[.D54]+[.E54]" table:style-name="ce24">
            <text:p>60.040,48</text:p>
          </table:table-cell>
          <table:table-cell table:number-columns-repeated="16378"/>
        </table:table-row>
        <table:table-row table:style-name="ro3">
          <table:table-cell office:value-type="date" office:date-value="2005-05-05T00:00:00" table:style-name="ce33">
            <text:p>05.05.2005</text:p>
          </table:table-cell>
          <table:table-cell office:value-type="string" table:style-name="ce23">
            <text:p>iş yatan</text:p>
          </table:table-cell>
          <table:table-cell office:value-type="float" office:value="12" table:style-name="ce23">
            <text:p>12</text:p>
          </table:table-cell>
          <table:table-cell office:value-type="float" office:value="1500" table:style-name="ce24">
            <text:p>1.500,00</text:p>
          </table:table-cell>
          <table:table-cell table:style-name="ce25"/>
          <table:table-cell office:value-type="float" office:value="61540.480000000003" table:formula="of:=[.F54]+[.D55]+[.E55]" table:style-name="ce24">
            <text:p>61.540,48</text:p>
          </table:table-cell>
          <table:table-cell table:number-columns-repeated="16378"/>
        </table:table-row>
        <table:table-row table:style-name="ro3">
          <table:table-cell office:value-type="date" office:date-value="2005-09-08T00:00:00" table:style-name="ce33">
            <text:p>08.09.2005</text:p>
          </table:table-cell>
          <table:table-cell office:value-type="string" table:style-name="ce26">
            <text:p>vakıf kredi 7</text:p>
          </table:table-cell>
          <table:table-cell office:value-type="float" office:value="13" table:style-name="ce26">
            <text:p>13</text:p>
          </table:table-cell>
          <table:table-cell office:value-type="float" office:value="2494.27" table:style-name="ce34">
            <text:p>2.494,27</text:p>
          </table:table-cell>
          <table:table-cell table:style-name="ce25"/>
          <table:table-cell office:value-type="float" office:value="64034.75" table:formula="of:=[.F55]+[.D56]+[.E56]" table:style-name="ce24">
            <text:p>64.034,75</text:p>
          </table:table-cell>
          <table:table-cell table:number-columns-repeated="16378"/>
        </table:table-row>
        <table:table-row table:style-name="ro3">
          <table:table-cell office:value-type="date" office:date-value="2005-09-08T00:00:00" table:style-name="ce33">
            <text:p>08.09.2005</text:p>
          </table:table-cell>
          <table:table-cell office:value-type="string" table:style-name="ce26">
            <text:p>vakıf kredi 8</text:p>
          </table:table-cell>
          <table:table-cell office:value-type="float" office:value="14" table:style-name="ce26">
            <text:p>14</text:p>
          </table:table-cell>
          <table:table-cell office:value-type="float" office:value="2379.15" table:style-name="ce34">
            <text:p>2.379,15</text:p>
          </table:table-cell>
          <table:table-cell table:style-name="ce25"/>
          <table:table-cell office:value-type="float" office:value="66413.899999999994" table:formula="of:=[.F56]+[.D57]+[.E57]" table:style-name="ce24">
            <text:p>66.413,90</text:p>
          </table:table-cell>
          <table:table-cell table:number-columns-repeated="16378"/>
        </table:table-row>
        <table:table-row table:style-name="ro3">
          <table:table-cell office:value-type="date" office:date-value="2005-09-08T00:00:00" table:style-name="ce33">
            <text:p>08.09.2005</text:p>
          </table:table-cell>
          <table:table-cell office:value-type="string" table:style-name="ce26">
            <text:p>vakıf kredi 9</text:p>
          </table:table-cell>
          <table:table-cell office:value-type="float" office:value="15" table:style-name="ce26">
            <text:p>15</text:p>
          </table:table-cell>
          <table:table-cell office:value-type="float" office:value="2623.01" table:style-name="ce34">
            <text:p>2.623,01</text:p>
          </table:table-cell>
          <table:table-cell table:style-name="ce25"/>
          <table:table-cell office:value-type="float" office:value="69036.909999999989" table:formula="of:=[.F57]+[.D58]+[.E58]" table:style-name="ce24">
            <text:p>69.036,91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lden verilen</text:p>
          </table:table-cell>
          <table:table-cell table:style-name="ce23"/>
          <table:table-cell office:value-type="float" office:value="3900" table:style-name="ce24">
            <text:p>3.900,00</text:p>
          </table:table-cell>
          <table:table-cell table:style-name="ce25"/>
          <table:table-cell office:value-type="float" office:value="72936.909999999989" table:formula="of:=[.F58]+[.D59]+[.E59]" table:style-name="ce24">
            <text:p>72.936,91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lden standox</text:p>
          </table:table-cell>
          <table:table-cell table:style-name="ce23"/>
          <table:table-cell office:value-type="float" office:value="3540" table:style-name="ce24">
            <text:p>3.540,00</text:p>
          </table:table-cell>
          <table:table-cell table:style-name="ce25"/>
          <table:table-cell office:value-type="float" office:value="76476.909999999989" table:formula="of:=[.F59]+[.D60]+[.E60]" table:style-name="ce24">
            <text:p>76.476,91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ziraatten alınan</text:p>
          </table:table-cell>
          <table:table-cell table:style-name="ce23"/>
          <table:table-cell table:style-name="ce24"/>
          <table:table-cell office:value-type="float" office:value="-7040" table:style-name="ce25">
            <text:p>-7.040,00</text:p>
          </table:table-cell>
          <table:table-cell office:value-type="float" office:value="69436.909999999989" table:formula="of:=[.F60]+[.D61]+[.E61]" table:style-name="ce24">
            <text:p>69.436,91</text:p>
          </table:table-cell>
          <table:table-cell table:number-columns-repeated="16378"/>
        </table:table-row>
        <table:table-row table:style-name="ro3">
          <table:table-cell office:value-type="date" office:date-value="2005-10-18T00:00:00" table:style-name="ce33">
            <text:p>18.10.2005</text:p>
          </table:table-cell>
          <table:table-cell office:value-type="string" table:style-name="ce26">
            <text:p>vakıf kredi 10</text:p>
          </table:table-cell>
          <table:table-cell office:value-type="float" office:value="16" table:style-name="ce26">
            <text:p>16</text:p>
          </table:table-cell>
          <table:table-cell office:value-type="float" office:value="2421.46" table:style-name="ce34">
            <text:p>2.421,46</text:p>
          </table:table-cell>
          <table:table-cell table:style-name="ce25"/>
          <table:table-cell office:value-type="float" office:value="71858.37" table:formula="of:=[.F61]+[.D62]+[.E62]" table:style-name="ce24">
            <text:p>71.858,37</text:p>
          </table:table-cell>
          <table:table-cell table:number-columns-repeated="16378"/>
        </table:table-row>
        <table:table-row table:style-name="ro3">
          <table:table-cell office:value-type="date" office:date-value="2005-10-18T00:00:00" table:style-name="ce33">
            <text:p>18.10.2005</text:p>
          </table:table-cell>
          <table:table-cell office:value-type="string" table:style-name="ce26">
            <text:p>vakıf kredi 11</text:p>
          </table:table-cell>
          <table:table-cell office:value-type="float" office:value="17" table:style-name="ce26">
            <text:p>17</text:p>
          </table:table-cell>
          <table:table-cell office:value-type="float" office:value="2309.5" table:style-name="ce34">
            <text:p>2.309,50</text:p>
          </table:table-cell>
          <table:table-cell table:style-name="ce25"/>
          <table:table-cell office:value-type="float" office:value="74167.87" table:formula="of:=[.F62]+[.D63]+[.E63]" table:style-name="ce24">
            <text:p>74.167,87</text:p>
          </table:table-cell>
          <table:table-cell table:number-columns-repeated="16378"/>
        </table:table-row>
        <table:table-row table:style-name="ro3">
          <table:table-cell office:value-type="date" office:date-value="2005-10-18T00:00:00" table:style-name="ce33">
            <text:p>18.10.2005</text:p>
          </table:table-cell>
          <table:table-cell office:value-type="string" table:style-name="ce23">
            <text:p>san iş kredili mevduat</text:p>
          </table:table-cell>
          <table:table-cell office:value-type="float" office:value="18" table:style-name="ce23">
            <text:p>18</text:p>
          </table:table-cell>
          <table:table-cell office:value-type="float" office:value="10165" table:style-name="ce24">
            <text:p>10.165,00</text:p>
          </table:table-cell>
          <table:table-cell table:style-name="ce25"/>
          <table:table-cell office:value-type="float" office:value="84332.87" table:formula="of:=[.F63]+[.D64]+[.E64]" table:style-name="ce24">
            <text:p>84.332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taşıt pulu</text:p>
          </table:table-cell>
          <table:table-cell table:style-name="ce26"/>
          <table:table-cell office:value-type="float" office:value="500" table:style-name="ce34">
            <text:p>500,00</text:p>
          </table:table-cell>
          <table:table-cell table:style-name="ce25"/>
          <table:table-cell office:value-type="float" office:value="84832.87" table:formula="of:=[.F64]+[.D65]+[.E65]" table:style-name="ce24">
            <text:p>84.832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oba by</text:p>
          </table:table-cell>
          <table:table-cell table:style-name="ce23"/>
          <table:table-cell office:value-type="float" office:value="30" table:style-name="ce24">
            <text:p>30,00</text:p>
          </table:table-cell>
          <table:table-cell table:style-name="ce25"/>
          <table:table-cell office:value-type="float" office:value="84862.87" table:formula="of:=[.F65]+[.D66]+[.E66]" table:style-name="ce24">
            <text:p>84.862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taşıt pulu</text:p>
          </table:table-cell>
          <table:table-cell table:style-name="ce26"/>
          <table:table-cell office:value-type="float" office:value="105" table:style-name="ce34">
            <text:p>105,00</text:p>
          </table:table-cell>
          <table:table-cell table:style-name="ce25"/>
          <table:table-cell office:value-type="float" office:value="84967.87" table:formula="of:=[.F66]+[.D67]+[.E67]" table:style-name="ce24">
            <text:p>84.967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li ülkü</text:p>
          </table:table-cell>
          <table:table-cell table:style-name="ce23"/>
          <table:table-cell office:value-type="float" office:value="1000" table:style-name="ce24">
            <text:p>1.000,00</text:p>
          </table:table-cell>
          <table:table-cell table:style-name="ce25"/>
          <table:table-cell office:value-type="float" office:value="85967.87" table:formula="of:=[.F67]+[.D68]+[.E68]" table:style-name="ce24">
            <text:p>85.967,87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office:value-type="string" table:style-name="ce35">
            <text:p>2005 yıl sonu</text:p>
          </table:table-cell>
          <table:table-cell office:value-type="float" office:value="72003.92" table:formula="of:=SUM([.D32:.D68])" table:style-name="ce31">
            <text:p>72.003,92</text:p>
          </table:table-cell>
          <table:table-cell office:value-type="float" office:value="-7038.8" table:formula="of:=SUM([.E32:.E68])" table:style-name="ce36">
            <text:p>-7.038,80</text:p>
          </table:table-cell>
          <table:table-cell table:style-name="ce24"/>
          <table:table-cell table:number-columns-repeated="16378"/>
        </table:table-row>
        <table:table-row table:number-rows-repeated="3" table:style-name="ro3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office:value-type="float" office:value="2006" table:style-name="ce27">
            <text:p>2006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office:value-type="string" table:style-name="ce32">
            <text:p>Ny 2005</text:p>
          </table:table-cell>
          <table:table-cell office:value-type="float" office:value="85967.87" table:formula="of:=[.F68]" table:style-name="ce34">
            <text:p>85.967,87</text:p>
          </table:table-cell>
          <table:table-cell table:number-columns-repeated="16378"/>
        </table:table-row>
        <table:table-row table:style-name="ro3">
          <table:table-cell office:value-type="float" office:value="2006" table:style-name="ce23">
            <text:p>2006</text:p>
          </table:table-cell>
          <table:table-cell office:value-type="string" table:style-name="ce23">
            <text:p>2006 hesap</text:p>
          </table:table-cell>
          <table:table-cell table:style-name="ce23"/>
          <table:table-cell office:value-type="float" office:value="3150" table:style-name="ce24">
            <text:p>3.150,00</text:p>
          </table:table-cell>
          <table:table-cell table:style-name="ce25"/>
          <table:table-cell office:value-type="float" office:value="89117.87" table:formula="of:=[.F74]+[.D75]+[.E75]" table:style-name="ce24">
            <text:p>89.117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hasözgen</text:p>
          </table:table-cell>
          <table:table-cell table:style-name="ce23"/>
          <table:table-cell office:value-type="float" office:value="200" table:style-name="ce24">
            <text:p>200,00</text:p>
          </table:table-cell>
          <table:table-cell table:style-name="ce25"/>
          <table:table-cell office:value-type="float" office:value="89317.87" table:formula="of:=[.F75]+[.D76]+[.E76]" table:style-name="ce24">
            <text:p>89.317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hilal koop</text:p>
          </table:table-cell>
          <table:table-cell table:style-name="ce23"/>
          <table:table-cell office:value-type="float" office:value="49" table:style-name="ce24">
            <text:p>49,00</text:p>
          </table:table-cell>
          <table:table-cell table:style-name="ce25"/>
          <table:table-cell office:value-type="float" office:value="89366.87" table:formula="of:=[.F76]+[.D77]+[.E77]" table:style-name="ce24">
            <text:p>89.366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opel fatih</text:p>
          </table:table-cell>
          <table:table-cell table:style-name="ce23"/>
          <table:table-cell office:value-type="float" office:value="115" table:style-name="ce24">
            <text:p>115,00</text:p>
          </table:table-cell>
          <table:table-cell table:style-name="ce25"/>
          <table:table-cell office:value-type="float" office:value="89481.87" table:formula="of:=[.F77]+[.D78]+[.E78]" table:style-name="ce24">
            <text:p>89.481,87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2</text:p>
          </table:table-cell>
          <table:table-cell office:value-type="float" office:value="19" table:style-name="ce26">
            <text:p>19</text:p>
          </table:table-cell>
          <table:table-cell office:value-type="float" office:value="2755" table:style-name="ce34">
            <text:p>2.755,00</text:p>
          </table:table-cell>
          <table:table-cell table:style-name="ce25"/>
          <table:table-cell office:value-type="float" office:value="92236.87" table:formula="of:=[.F78]+[.D79]+[.E79]" table:style-name="ce24">
            <text:p>92.236,87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3</text:p>
          </table:table-cell>
          <table:table-cell office:value-type="float" office:value="20" table:style-name="ce26">
            <text:p>20</text:p>
          </table:table-cell>
          <table:table-cell office:value-type="float" office:value="2399.2399999999998" table:style-name="ce34">
            <text:p>2.399,24</text:p>
          </table:table-cell>
          <table:table-cell table:style-name="ce25"/>
          <table:table-cell office:value-type="float" office:value="94636.11" table:formula="of:=[.F79]+[.D80]+[.E80]" table:style-name="ce24">
            <text:p>94.636,11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4</text:p>
          </table:table-cell>
          <table:table-cell office:value-type="float" office:value="21" table:style-name="ce26">
            <text:p>21</text:p>
          </table:table-cell>
          <table:table-cell office:value-type="float" office:value="2298.65" table:style-name="ce34">
            <text:p>2.298,65</text:p>
          </table:table-cell>
          <table:table-cell table:style-name="ce25"/>
          <table:table-cell office:value-type="float" office:value="96934.76" table:formula="of:=[.F80]+[.D81]+[.E81]" table:style-name="ce24">
            <text:p>96.934,76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5</text:p>
          </table:table-cell>
          <table:table-cell office:value-type="float" office:value="22" table:style-name="ce26">
            <text:p>22</text:p>
          </table:table-cell>
          <table:table-cell office:value-type="float" office:value="2489.14" table:style-name="ce34">
            <text:p>2.489,14</text:p>
          </table:table-cell>
          <table:table-cell table:style-name="ce25"/>
          <table:table-cell office:value-type="float" office:value="99423.9" table:formula="of:=[.F81]+[.D82]+[.E82]" table:style-name="ce24">
            <text:p>99.423,90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6</text:p>
          </table:table-cell>
          <table:table-cell office:value-type="float" office:value="23" table:style-name="ce26">
            <text:p>23</text:p>
          </table:table-cell>
          <table:table-cell office:value-type="float" office:value="2580.3000000000002" table:style-name="ce34">
            <text:p>2.580,30</text:p>
          </table:table-cell>
          <table:table-cell table:style-name="ce25"/>
          <table:table-cell office:value-type="float" office:value="102004.2" table:formula="of:=[.F82]+[.D83]+[.E83]" table:style-name="ce24">
            <text:p>102.004,20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7</text:p>
          </table:table-cell>
          <table:table-cell office:value-type="float" office:value="24" table:style-name="ce26">
            <text:p>24</text:p>
          </table:table-cell>
          <table:table-cell office:value-type="float" office:value="30724.12" table:style-name="ce34">
            <text:p>30.724,12</text:p>
          </table:table-cell>
          <table:table-cell table:style-name="ce25"/>
          <table:table-cell office:value-type="float" office:value="132728.32000000001" table:formula="of:=[.F83]+[.D84]+[.E84]" table:style-name="ce24">
            <text:p>132.72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opel lastik</text:p>
          </table:table-cell>
          <table:table-cell table:style-name="ce23"/>
          <table:table-cell table:style-name="ce24"/>
          <table:table-cell office:value-type="float" office:value="-250" table:style-name="ce25">
            <text:p>-250,00</text:p>
          </table:table-cell>
          <table:table-cell office:value-type="float" office:value="132478.32" table:formula="of:=[.F84]+[.D85]+[.E85]" table:style-name="ce24">
            <text:p>132.47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ntipas</text:p>
          </table:table-cell>
          <table:table-cell table:style-name="ce23"/>
          <table:table-cell table:style-name="ce24"/>
          <table:table-cell office:value-type="float" office:value="-30" table:style-name="ce25">
            <text:p>-30,00</text:p>
          </table:table-cell>
          <table:table-cell office:value-type="float" office:value="132448.32000000001" table:formula="of:=[.F85]+[.D86]+[.E86]" table:style-name="ce24">
            <text:p>132.44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ski hesap</text:p>
          </table:table-cell>
          <table:table-cell table:style-name="ce23"/>
          <table:table-cell table:style-name="ce24"/>
          <table:table-cell office:value-type="float" office:value="-603" table:style-name="ce25">
            <text:p>-603,00</text:p>
          </table:table-cell>
          <table:table-cell office:value-type="float" office:value="131845.32" table:formula="of:=[.F86]+[.D87]+[.E87]" table:style-name="ce24">
            <text:p>131.845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v</text:p>
          </table:table-cell>
          <table:table-cell table:style-name="ce23"/>
          <table:table-cell office:value-type="float" office:value="208" table:style-name="ce24">
            <text:p>208,00</text:p>
          </table:table-cell>
          <table:table-cell table:style-name="ce25"/>
          <table:table-cell office:value-type="float" office:value="132053.32" table:formula="of:=[.F87]+[.D88]+[.E88]" table:style-name="ce24">
            <text:p>132.05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216" table:style-name="ce24">
            <text:p>216,00</text:p>
          </table:table-cell>
          <table:table-cell table:style-name="ce25"/>
          <table:table-cell office:value-type="float" office:value="132269.32" table:formula="of:=[.F88]+[.D89]+[.E89]" table:style-name="ce24">
            <text:p>132.26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yb</text:p>
          </table:table-cell>
          <table:table-cell table:style-name="ce23"/>
          <table:table-cell office:value-type="float" office:value="164" table:style-name="ce24">
            <text:p>164,00</text:p>
          </table:table-cell>
          <table:table-cell table:style-name="ce25"/>
          <table:table-cell office:value-type="float" office:value="132433.32" table:formula="of:=[.F89]+[.D90]+[.E90]" table:style-name="ce24">
            <text:p>132.43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tiner</text:p>
          </table:table-cell>
          <table:table-cell table:style-name="ce23"/>
          <table:table-cell office:value-type="float" office:value="40" table:style-name="ce24">
            <text:p>40,00</text:p>
          </table:table-cell>
          <table:table-cell table:style-name="ce25"/>
          <table:table-cell office:value-type="float" office:value="132473.32" table:formula="of:=[.F90]+[.D91]+[.E91]" table:style-name="ce24">
            <text:p>132.47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108" table:style-name="ce24">
            <text:p>108,00</text:p>
          </table:table-cell>
          <table:table-cell table:style-name="ce25"/>
          <table:table-cell office:value-type="float" office:value="132581.32" table:formula="of:=[.F91]+[.D92]+[.E92]" table:style-name="ce24">
            <text:p>132.58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ziraatten alınan</text:p>
          </table:table-cell>
          <table:table-cell table:style-name="ce23"/>
          <table:table-cell table:style-name="ce24"/>
          <table:table-cell office:value-type="float" office:value="-8908" table:style-name="ce25">
            <text:p>-8.908,00</text:p>
          </table:table-cell>
          <table:table-cell office:value-type="float" office:value="123673.32" table:formula="of:=[.F92]+[.D93]+[.E93]" table:style-name="ce24">
            <text:p>123.67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ziraat masraf</text:p>
          </table:table-cell>
          <table:table-cell table:style-name="ce26"/>
          <table:table-cell office:value-type="float" office:value="28" table:style-name="ce34">
            <text:p>28,00</text:p>
          </table:table-cell>
          <table:table-cell table:style-name="ce25"/>
          <table:table-cell office:value-type="float" office:value="123701.32" table:formula="of:=[.F93]+[.D94]+[.E94]" table:style-name="ce24">
            <text:p>123.7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lanya havale</text:p>
          </table:table-cell>
          <table:table-cell table:style-name="ce23"/>
          <table:table-cell office:value-type="float" office:value="5000" table:style-name="ce24">
            <text:p>5.000,00</text:p>
          </table:table-cell>
          <table:table-cell table:style-name="ce25"/>
          <table:table-cell office:value-type="float" office:value="128701.32" table:formula="of:=[.F94]+[.D95]+[.E95]" table:style-name="ce24">
            <text:p>128.7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oyakbanka yatan</text:p>
          </table:table-cell>
          <table:table-cell table:style-name="ce23"/>
          <table:table-cell office:value-type="float" office:value="500" table:style-name="ce24">
            <text:p>500,00</text:p>
          </table:table-cell>
          <table:table-cell table:style-name="ce25"/>
          <table:table-cell office:value-type="float" office:value="129201.32" table:formula="of:=[.F95]+[.D96]+[.E96]" table:style-name="ce24">
            <text:p>129.2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oyak must bülbül çek</text:p>
          </table:table-cell>
          <table:table-cell table:style-name="ce23"/>
          <table:table-cell table:style-name="ce24"/>
          <table:table-cell office:value-type="float" office:value="-2500" table:style-name="ce25">
            <text:p>-2.500,00</text:p>
          </table:table-cell>
          <table:table-cell office:value-type="float" office:value="126701.32" table:formula="of:=[.F96]+[.D97]+[.E97]" table:style-name="ce24">
            <text:p>126.7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olsn hvl</text:p>
          </table:table-cell>
          <table:table-cell table:style-name="ce23"/>
          <table:table-cell office:value-type="float" office:value="2500" table:style-name="ce24">
            <text:p>2.500,00</text:p>
          </table:table-cell>
          <table:table-cell table:style-name="ce25"/>
          <table:table-cell office:value-type="float" office:value="129201.32" table:formula="of:=[.F97]+[.D98]+[.E98]" table:style-name="ce24">
            <text:p>129.2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trfr</text:p>
          </table:table-cell>
          <table:table-cell table:style-name="ce23"/>
          <table:table-cell office:value-type="float" office:value="60" table:style-name="ce24">
            <text:p>60,00</text:p>
          </table:table-cell>
          <table:table-cell table:style-name="ce25"/>
          <table:table-cell office:value-type="float" office:value="129261.32" table:formula="of:=[.F98]+[.D99]+[.E99]" table:style-name="ce24">
            <text:p>129.26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trfr</text:p>
          </table:table-cell>
          <table:table-cell table:style-name="ce23"/>
          <table:table-cell office:value-type="float" office:value="72" table:style-name="ce24">
            <text:p>72,00</text:p>
          </table:table-cell>
          <table:table-cell table:style-name="ce25"/>
          <table:table-cell office:value-type="float" office:value="129333.32" table:formula="of:=[.F99]+[.D100]+[.E100]" table:style-name="ce24">
            <text:p>129.33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dış cph</text:p>
          </table:table-cell>
          <table:table-cell table:style-name="ce23"/>
          <table:table-cell office:value-type="float" office:value="7708" table:style-name="ce24">
            <text:p>7.708,00</text:p>
          </table:table-cell>
          <table:table-cell table:style-name="ce25"/>
          <table:table-cell office:value-type="float" office:value="137041.32" table:formula="of:=[.F100]+[.D101]+[.E101]" table:style-name="ce24">
            <text:p>137.041,32</text:p>
          </table:table-cell>
          <table:table-cell table:number-columns-repeated="16378"/>
        </table:table-row>
        <table:table-row table:style-name="ro3">
          <table:table-cell office:value-type="date" office:date-value="2006-10-17T00:00:00" table:style-name="ce33">
            <text:p>17.10.2006</text:p>
          </table:table-cell>
          <table:table-cell office:value-type="string" table:style-name="ce26">
            <text:p>iş faiz</text:p>
          </table:table-cell>
          <table:table-cell table:style-name="ce26"/>
          <table:table-cell office:value-type="float" office:value="172" table:style-name="ce34">
            <text:p>172,00</text:p>
          </table:table-cell>
          <table:table-cell table:style-name="ce25"/>
          <table:table-cell office:value-type="float" office:value="137213.32" table:formula="of:=[.F101]+[.D102]+[.E102]" table:style-name="ce24">
            <text:p>137.213,32</text:p>
          </table:table-cell>
          <table:table-cell table:number-columns-repeated="16378"/>
        </table:table-row>
        <table:table-row table:style-name="ro3">
          <table:table-cell office:value-type="date" office:date-value="2006-10-17T00:00:00" table:style-name="ce33">
            <text:p>17.10.2006</text:p>
          </table:table-cell>
          <table:table-cell office:value-type="string" table:style-name="ce26">
            <text:p>iş faiz</text:p>
          </table:table-cell>
          <table:table-cell table:style-name="ce26"/>
          <table:table-cell office:value-type="float" office:value="210" table:style-name="ce34">
            <text:p>210,00</text:p>
          </table:table-cell>
          <table:table-cell table:style-name="ce25"/>
          <table:table-cell office:value-type="float" office:value="137423.32" table:formula="of:=[.F102]+[.D103]+[.E103]" table:style-name="ce24">
            <text:p>137.42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opuler</text:p>
          </table:table-cell>
          <table:table-cell table:style-name="ce23"/>
          <table:table-cell table:style-name="ce24"/>
          <table:table-cell office:value-type="float" office:value="-25" table:style-name="ce25">
            <text:p>-25,00</text:p>
          </table:table-cell>
          <table:table-cell office:value-type="float" office:value="137398.32" table:formula="of:=[.F103]+[.D104]+[.E104]" table:style-name="ce24">
            <text:p>137.39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opuler</text:p>
          </table:table-cell>
          <table:table-cell table:style-name="ce23"/>
          <table:table-cell table:style-name="ce24"/>
          <table:table-cell office:value-type="float" office:value="-13" table:style-name="ce25">
            <text:p>-13,00</text:p>
          </table:table-cell>
          <table:table-cell office:value-type="float" office:value="137385.32" table:formula="of:=[.F104]+[.D105]+[.E105]" table:style-name="ce24">
            <text:p>137.385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lden alınan</text:p>
          </table:table-cell>
          <table:table-cell table:style-name="ce23"/>
          <table:table-cell table:style-name="ce24"/>
          <table:table-cell office:value-type="float" office:value="-1000" table:style-name="ce25">
            <text:p>-1.000,00</text:p>
          </table:table-cell>
          <table:table-cell office:value-type="float" office:value="136385.32" table:formula="of:=[.F105]+[.D106]+[.E106]" table:style-name="ce24">
            <text:p>136.385,32</text:p>
          </table:table-cell>
          <table:table-cell table:number-columns-repeated="16378"/>
        </table:table-row>
        <table:table-row table:style-name="ro3">
          <table:table-cell office:value-type="date" office:date-value="2006-10-11T00:00:00" table:style-name="ce33">
            <text:p>11.10.2006</text:p>
          </table:table-cell>
          <table:table-cell office:value-type="string" table:style-name="ce23">
            <text:p>ziraatten alınan</text:p>
          </table:table-cell>
          <table:table-cell table:style-name="ce23"/>
          <table:table-cell table:style-name="ce24"/>
          <table:table-cell office:value-type="float" office:value="-1274" table:style-name="ce25">
            <text:p>-1.274,00</text:p>
          </table:table-cell>
          <table:table-cell office:value-type="float" office:value="135111.32" table:formula="of:=[.F106]+[.D107]+[.E107]" table:style-name="ce24">
            <text:p>135.11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lden alınan</text:p>
          </table:table-cell>
          <table:table-cell table:style-name="ce23"/>
          <table:table-cell table:style-name="ce24"/>
          <table:table-cell office:value-type="float" office:value="-1000" table:style-name="ce25">
            <text:p>-1.000,00</text:p>
          </table:table-cell>
          <table:table-cell office:value-type="float" office:value="134111.32" table:formula="of:=[.F107]+[.D108]+[.E108]" table:style-name="ce24">
            <text:p>134.11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ntipas</text:p>
          </table:table-cell>
          <table:table-cell table:style-name="ce23"/>
          <table:table-cell table:style-name="ce24"/>
          <table:table-cell office:value-type="float" office:value="-80" table:style-name="ce25">
            <text:p>-80,00</text:p>
          </table:table-cell>
          <table:table-cell office:value-type="float" office:value="134031.32" table:formula="of:=[.F108]+[.D109]+[.E109]" table:style-name="ce24">
            <text:p>134.03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ntipas</text:p>
          </table:table-cell>
          <table:table-cell table:style-name="ce23"/>
          <table:table-cell office:value-type="float" office:value="70" table:style-name="ce24">
            <text:p>70,00</text:p>
          </table:table-cell>
          <table:table-cell table:style-name="ce25"/>
          <table:table-cell office:value-type="float" office:value="134101.32" table:formula="of:=[.F109]+[.D110]+[.E110]" table:style-name="ce24">
            <text:p>134.1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ntp</text:p>
          </table:table-cell>
          <table:table-cell table:style-name="ce23"/>
          <table:table-cell office:value-type="float" office:value="60" table:style-name="ce24">
            <text:p>60,00</text:p>
          </table:table-cell>
          <table:table-cell table:style-name="ce25"/>
          <table:table-cell office:value-type="float" office:value="134161.32" table:formula="of:=[.F110]+[.D111]+[.E111]" table:style-name="ce24">
            <text:p>134.16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uan</text:p>
          </table:table-cell>
          <table:table-cell table:style-name="ce23"/>
          <table:table-cell table:style-name="ce24"/>
          <table:table-cell office:value-type="float" office:value="-34" table:style-name="ce25">
            <text:p>-34,00</text:p>
          </table:table-cell>
          <table:table-cell office:value-type="float" office:value="134127.32" table:formula="of:=[.F111]+[.D112]+[.E112]" table:style-name="ce24">
            <text:p>134.127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uan</text:p>
          </table:table-cell>
          <table:table-cell table:style-name="ce23"/>
          <table:table-cell table:style-name="ce24"/>
          <table:table-cell office:value-type="float" office:value="-16" table:style-name="ce25">
            <text:p>-16,00</text:p>
          </table:table-cell>
          <table:table-cell office:value-type="float" office:value="134111.32" table:formula="of:=[.F112]+[.D113]+[.E113]" table:style-name="ce24">
            <text:p>134.11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opuler</text:p>
          </table:table-cell>
          <table:table-cell table:style-name="ce23"/>
          <table:table-cell table:style-name="ce24"/>
          <table:table-cell office:value-type="float" office:value="-50" table:style-name="ce25">
            <text:p>-50,00</text:p>
          </table:table-cell>
          <table:table-cell office:value-type="float" office:value="134061.32" table:formula="of:=[.F113]+[.D114]+[.E114]" table:style-name="ce24">
            <text:p>134.06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jnd ziraat</text:p>
          </table:table-cell>
          <table:table-cell table:style-name="ce23"/>
          <table:table-cell table:style-name="ce24"/>
          <table:table-cell office:value-type="float" office:value="-218" table:style-name="ce25">
            <text:p>-218,00</text:p>
          </table:table-cell>
          <table:table-cell office:value-type="float" office:value="133843.32" table:formula="of:=[.F114]+[.D115]+[.E115]" table:style-name="ce24">
            <text:p>133.84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dftr tsdk</text:p>
          </table:table-cell>
          <table:table-cell table:style-name="ce26"/>
          <table:table-cell office:value-type="float" office:value="405" table:style-name="ce34">
            <text:p>405,00</text:p>
          </table:table-cell>
          <table:table-cell table:style-name="ce25"/>
          <table:table-cell office:value-type="float" office:value="134248.32000000001" table:formula="of:=[.F115]+[.D116]+[.E116]" table:style-name="ce24">
            <text:p>134.24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Muh 2004</text:p>
          </table:table-cell>
          <table:table-cell table:style-name="ce26"/>
          <table:table-cell office:value-type="float" office:value="900" table:style-name="ce34">
            <text:p>900,00</text:p>
          </table:table-cell>
          <table:table-cell table:style-name="ce25"/>
          <table:table-cell office:value-type="float" office:value="135148.32" table:formula="of:=[.F116]+[.D117]+[.E117]" table:style-name="ce24">
            <text:p>135.14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Muh 2005</text:p>
          </table:table-cell>
          <table:table-cell table:style-name="ce26"/>
          <table:table-cell office:value-type="float" office:value="1050" table:style-name="ce34">
            <text:p>1.050,00</text:p>
          </table:table-cell>
          <table:table-cell table:style-name="ce25"/>
          <table:table-cell office:value-type="float" office:value="136198.32" table:formula="of:=[.F117]+[.D118]+[.E118]" table:style-name="ce24">
            <text:p>136.19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Muh 2006</text:p>
          </table:table-cell>
          <table:table-cell table:style-name="ce26"/>
          <table:table-cell office:value-type="float" office:value="1200" table:style-name="ce34">
            <text:p>1.200,00</text:p>
          </table:table-cell>
          <table:table-cell table:style-name="ce25"/>
          <table:table-cell office:value-type="float" office:value="137398.32" table:formula="of:=[.F118]+[.D119]+[.E119]" table:style-name="ce24">
            <text:p>137.39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Vergi 2005</text:p>
          </table:table-cell>
          <table:table-cell table:style-name="ce26"/>
          <table:table-cell office:value-type="float" office:value="3365" table:style-name="ce34">
            <text:p>3.365,00</text:p>
          </table:table-cell>
          <table:table-cell table:style-name="ce25"/>
          <table:table-cell office:value-type="float" office:value="140763.32" table:formula="of:=[.F119]+[.D120]+[.E120]" table:style-name="ce24">
            <text:p>140.76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Vergi 2006</text:p>
          </table:table-cell>
          <table:table-cell table:style-name="ce26"/>
          <table:table-cell office:value-type="float" office:value="3000" table:style-name="ce34">
            <text:p>3.000,00</text:p>
          </table:table-cell>
          <table:table-cell table:style-name="ce25"/>
          <table:table-cell office:value-type="float" office:value="143763.32" table:formula="of:=[.F120]+[.D121]+[.E121]" table:style-name="ce24">
            <text:p>143.76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uan</text:p>
          </table:table-cell>
          <table:table-cell table:style-name="ce23"/>
          <table:table-cell table:style-name="ce24"/>
          <table:table-cell office:value-type="float" office:value="-204" table:style-name="ce25">
            <text:p>-204,00</text:p>
          </table:table-cell>
          <table:table-cell office:value-type="float" office:value="143559.32" table:formula="of:=[.F121]+[.D122]+[.E122]" table:style-name="ce24">
            <text:p>143.55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tn</text:p>
          </table:table-cell>
          <table:table-cell table:style-name="ce23"/>
          <table:table-cell table:style-name="ce24"/>
          <table:table-cell office:value-type="float" office:value="-25" table:style-name="ce25">
            <text:p>-25,00</text:p>
          </table:table-cell>
          <table:table-cell office:value-type="float" office:value="143534.32" table:formula="of:=[.F122]+[.D123]+[.E123]" table:style-name="ce24">
            <text:p>143.534,32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office:value-type="string" table:style-name="ce35">
            <text:p>2006 yıl sonu</text:p>
          </table:table-cell>
          <table:table-cell office:value-type="float" office:value="73796.45" table:formula="of:=SUM([.D75:.D123])" table:style-name="ce31">
            <text:p>73.796,45</text:p>
          </table:table-cell>
          <table:table-cell office:value-type="float" office:value="-16230" table:formula="of:=SUM([.E75:.E123])" table:style-name="ce36">
            <text:p>-16.230,00</text:p>
          </table:table-cell>
          <table:table-cell table:style-name="ce24"/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table:style-name="ce26"/>
          <table:table-cell table:style-name="ce31"/>
          <table:table-cell table:style-name="ce36"/>
          <table:table-cell table:style-name="ce24"/>
          <table:table-cell table:number-columns-repeated="16378"/>
        </table:table-row>
        <table:table-row table:style-name="ro3">
          <table:table-cell office:value-type="float" office:value="2007" table:style-name="ce40">
            <text:p>2007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office:value-type="float" office:value="143534.32" table:formula="of:=[.F123]" table:style-name="ce24">
            <text:p>143.534,32</text:p>
          </table:table-cell>
          <table:table-cell table:number-columns-repeated="16378"/>
        </table:table-row>
        <table:table-row table:style-name="ro3">
          <table:table-cell office:value-type="date" office:date-value="2007-01-10T00:00:00" table:style-name="ce33">
            <text:p>10.01.2007</text:p>
          </table:table-cell>
          <table:table-cell office:value-type="string" table:style-name="ce23">
            <text:p>nakit</text:p>
          </table:table-cell>
          <table:table-cell table:style-name="ce23"/>
          <table:table-cell table:style-name="ce24"/>
          <table:table-cell office:value-type="float" office:value="-500" table:style-name="ce25">
            <text:p>-500,00</text:p>
          </table:table-cell>
          <table:table-cell office:value-type="float" office:value="143034.32" table:formula="of:=[.F127]+[.D128]+[.E128]" table:style-name="ce24">
            <text:p>143.034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mcn</text:p>
          </table:table-cell>
          <table:table-cell table:style-name="ce23"/>
          <table:table-cell office:value-type="float" office:value="60" table:style-name="ce24">
            <text:p>60,00</text:p>
          </table:table-cell>
          <table:table-cell table:style-name="ce25"/>
          <table:table-cell office:value-type="float" office:value="143094.32" table:formula="of:=[.F128]+[.D129]+[.E129]" table:style-name="ce24">
            <text:p>143.094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lızl</text:p>
          </table:table-cell>
          <table:table-cell table:style-name="ce23"/>
          <table:table-cell office:value-type="float" office:value="68" table:style-name="ce24">
            <text:p>68,00</text:p>
          </table:table-cell>
          <table:table-cell table:style-name="ce25"/>
          <table:table-cell office:value-type="float" office:value="143162.32" table:formula="of:=[.F129]+[.D130]+[.E130]" table:style-name="ce24">
            <text:p>143.162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muslk</text:p>
          </table:table-cell>
          <table:table-cell table:style-name="ce23"/>
          <table:table-cell office:value-type="float" office:value="8" table:style-name="ce24">
            <text:p>8,00</text:p>
          </table:table-cell>
          <table:table-cell table:style-name="ce25"/>
          <table:table-cell office:value-type="float" office:value="143170.32" table:formula="of:=[.F130]+[.D131]+[.E131]" table:style-name="ce24">
            <text:p>143.170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lden ödem</text:p>
          </table:table-cell>
          <table:table-cell table:style-name="ce23"/>
          <table:table-cell table:style-name="ce24"/>
          <table:table-cell office:value-type="float" office:value="-20" table:style-name="ce25">
            <text:p>-20,00</text:p>
          </table:table-cell>
          <table:table-cell office:value-type="float" office:value="143150.32" table:formula="of:=[.F131]+[.D132]+[.E132]" table:style-name="ce24">
            <text:p>143.150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oba by</text:p>
          </table:table-cell>
          <table:table-cell table:style-name="ce23"/>
          <table:table-cell office:value-type="float" office:value="8" table:style-name="ce24">
            <text:p>8,00</text:p>
          </table:table-cell>
          <table:table-cell table:style-name="ce25"/>
          <table:table-cell office:value-type="float" office:value="143158.32" table:formula="of:=[.F132]+[.D133]+[.E133]" table:style-name="ce24">
            <text:p>143.15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kal mlzm ev</text:p>
          </table:table-cell>
          <table:table-cell table:style-name="ce23"/>
          <table:table-cell office:value-type="float" office:value="251" table:style-name="ce24">
            <text:p>251,00</text:p>
          </table:table-cell>
          <table:table-cell table:style-name="ce25"/>
          <table:table-cell office:value-type="float" office:value="143409.32" table:formula="of:=[.F133]+[.D134]+[.E134]" table:style-name="ce34">
            <text:p>143.409,32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office:value-type="string" table:style-name="ce35">
            <text:p>2007 yıl sonu</text:p>
          </table:table-cell>
          <table:table-cell office:value-type="float" office:value="395" table:formula="of:=SUM([.D128:.D134])" table:style-name="ce31">
            <text:p>395,00</text:p>
          </table:table-cell>
          <table:table-cell office:value-type="float" office:value="-520" table:formula="of:=SUM([.E128:.E134])" table:style-name="ce36">
            <text:p>-520,00</text:p>
          </table:table-cell>
          <table:table-cell table:style-name="ce24"/>
          <table:table-cell table:number-columns-repeated="16378"/>
        </table:table-row>
        <table:table-row table:number-rows-repeated="3" table:style-name="ro3">
          <table:table-cell table:style-name="ce33"/>
          <table:table-cell table:style-name="ce23"/>
          <table:table-cell table:style-name="ce35"/>
          <table:table-cell table:style-name="ce31"/>
          <table:table-cell table:style-name="ce36"/>
          <table:table-cell table:style-name="ce24"/>
          <table:table-cell table:number-columns-repeated="16378"/>
        </table:table-row>
        <table:table-row table:number-rows-repeated="3" table:style-name="ro3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office:value-type="string" table:style-name="ce41">
            <text:p>2008-12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office:value-type="string" table:style-name="ce32">
            <text:p>NY 2007</text:p>
          </table:table-cell>
          <table:table-cell office:value-type="float" office:value="143409.32" table:formula="of:=[.F134]" table:style-name="ce34">
            <text:p>143.409,32</text:p>
          </table:table-cell>
          <table:table-cell table:number-columns-repeated="16378"/>
        </table:table-row>
        <table:table-row table:style-name="ro3">
          <table:table-cell office:value-type="float" office:value="2008" table:style-name="ce23">
            <text:p>2008</text:p>
          </table:table-cell>
          <table:table-cell office:value-type="string" table:style-name="ce23">
            <text:p>fıratpen</text:p>
          </table:table-cell>
          <table:table-cell table:style-name="ce23"/>
          <table:table-cell table:style-name="ce24"/>
          <table:table-cell office:value-type="float" office:value="-20" table:style-name="ce25">
            <text:p>-20,00</text:p>
          </table:table-cell>
          <table:table-cell office:value-type="float" office:value="143389.32" table:formula="of:=[.F143]+[.D144]+[.E144]" table:style-name="ce24">
            <text:p>143.38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iş çek için</text:p>
          </table:table-cell>
          <table:table-cell table:style-name="ce23"/>
          <table:table-cell table:style-name="ce24"/>
          <table:table-cell office:value-type="float" office:value="-180" table:style-name="ce25">
            <text:p>-180,00</text:p>
          </table:table-cell>
          <table:table-cell office:value-type="float" office:value="143209.32" table:formula="of:=[.F144]+[.D145]+[.E145]" table:style-name="ce24">
            <text:p>143.20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180 zmp</text:p>
          </table:table-cell>
          <table:table-cell table:number-columns-repeated="2" table:style-name="ce23"/>
          <table:table-cell office:value-type="float" office:value="-25" table:style-name="ce25">
            <text:p>-25,00</text:p>
          </table:table-cell>
          <table:table-cell office:value-type="float" office:value="143184.32000000001" table:formula="of:=[.F145]+[.D146]+[.E146]" table:style-name="ce24">
            <text:p>143.184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hacıya uçak bileti için</text:p>
          </table:table-cell>
          <table:table-cell table:style-name="ce23"/>
          <table:table-cell table:style-name="ce24"/>
          <table:table-cell office:value-type="float" office:value="-320" table:style-name="ce25">
            <text:p>-320,00</text:p>
          </table:table-cell>
          <table:table-cell office:value-type="float" office:value="142864.32000000001" table:formula="of:=[.F146]+[.D147]+[.E147]" table:style-name="ce24">
            <text:p>142.864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Zmp 50 ad</text:p>
          </table:table-cell>
          <table:table-cell table:style-name="ce23"/>
          <table:table-cell table:style-name="ce24"/>
          <table:table-cell office:value-type="float" office:value="-25" table:style-name="ce25">
            <text:p>-25,00</text:p>
          </table:table-cell>
          <table:table-cell office:value-type="float" office:value="142839.32" table:formula="of:=[.F147]+[.D148]+[.E148]" table:style-name="ce24">
            <text:p>142.83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opel balata</text:p>
          </table:table-cell>
          <table:table-cell table:style-name="ce23"/>
          <table:table-cell table:style-name="ce24"/>
          <table:table-cell office:value-type="float" office:value="-135" table:style-name="ce25">
            <text:p>-135,00</text:p>
          </table:table-cell>
          <table:table-cell office:value-type="float" office:value="142704.32000000001" table:formula="of:=[.F148]+[.D149]+[.E149]" table:style-name="ce24">
            <text:p>142.704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tnr</text:p>
          </table:table-cell>
          <table:table-cell table:style-name="ce23"/>
          <table:table-cell table:style-name="ce24"/>
          <table:table-cell office:value-type="float" office:value="-35" table:style-name="ce25">
            <text:p>-35,00</text:p>
          </table:table-cell>
          <table:table-cell office:value-type="float" office:value="142669.32" table:formula="of:=[.F149]+[.D150]+[.E150]" table:style-name="ce24">
            <text:p>142.66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r yldz</text:p>
          </table:table-cell>
          <table:table-cell table:style-name="ce23"/>
          <table:table-cell office:value-type="float" office:value="48" table:style-name="ce24">
            <text:p>48,00</text:p>
          </table:table-cell>
          <table:table-cell table:style-name="ce25"/>
          <table:table-cell office:value-type="float" office:value="142717.32" table:formula="of:=[.F150]+[.D151]+[.E151]" table:style-name="ce24">
            <text:p>142.717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dinç</text:p>
          </table:table-cell>
          <table:table-cell table:style-name="ce23"/>
          <table:table-cell table:style-name="ce24"/>
          <table:table-cell office:value-type="float" office:value="182" table:style-name="ce25">
            <text:p>-182,00</text:p>
          </table:table-cell>
          <table:table-cell office:value-type="float" office:value="142899.32" table:formula="of:=[.F151]+[.D152]+[.E152]" table:style-name="ce24">
            <text:p>142.899,32</text:p>
          </table:table-cell>
          <table:table-cell table:number-columns-repeated="16378"/>
        </table:table-row>
        <table:table-row table:style-name="ro3">
          <table:table-cell office:value-type="float" office:value="2012" table:style-name="ce23">
            <text:p>2012</text:p>
          </table:table-cell>
          <table:table-cell office:value-type="string" table:style-name="ce23">
            <text:p>furkan</text:p>
          </table:table-cell>
          <table:table-cell table:style-name="ce23"/>
          <table:table-cell office:value-type="float" office:value="1000" table:style-name="ce24">
            <text:p>1.000,00</text:p>
          </table:table-cell>
          <table:table-cell table:style-name="ce25"/>
          <table:table-cell office:value-type="float" office:value="143899.32" table:formula="of:=[.F152]+[.D153]+[.E153]" table:style-name="ce24">
            <text:p>143.899,32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office:value-type="string" table:style-name="ce42">
            <text:p>2008 yıl sonu</text:p>
          </table:table-cell>
          <table:table-cell office:value-type="float" office:value="1048" table:formula="of:=SUM([.D144:.D153])" table:style-name="ce31">
            <text:p>1.048,00</text:p>
          </table:table-cell>
          <table:table-cell office:value-type="float" office:value="-558" table:formula="of:=SUM([.E144:.E152])" table:style-name="ce36">
            <text:p>-558,00</text:p>
          </table:table-cell>
          <table:table-cell table:style-name="ce24"/>
          <table:table-cell table:number-columns-repeated="16378"/>
        </table:table-row>
        <table:table-row table:number-rows-repeated="2" table:style-name="ro3">
          <table:table-cell table:style-name="ce33"/>
          <table:table-cell table:style-name="ce23"/>
          <table:table-cell table:style-name="ce43"/>
          <table:table-cell table:style-name="ce31"/>
          <table:table-cell table:style-name="ce36"/>
          <table:table-cell table:style-name="ce24"/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table:style-name="ce43"/>
          <table:table-cell table:style-name="ce31"/>
          <table:table-cell table:style-name="ce36"/>
          <table:table-cell office:value-type="string" table:style-name="ce44">
            <text:p>TL</text:p>
          </table:table-cell>
          <table:table-cell table:number-columns-repeated="16378"/>
        </table:table-row>
        <table:table-row table:style-name="ro4">
          <table:table-cell table:style-name="ce33"/>
          <table:table-cell table:number-columns-repeated="2" table:style-name="ce23"/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33"/>
          <table:table-cell table:style-name="ce23"/>
          <table:table-cell table:style-name="ce1"/>
          <table:table-cell table:style-name="ce24"/>
          <table:table-cell office:value-type="string" table:style-name="ce45">
            <text:p>resmi ödemelerin toplamı</text:p>
          </table:table-cell>
          <table:table-cell office:value-type="float" office:value="119619.37" table:style-name="ce46">
            <text:p>119.619,37</text:p>
          </table:table-cell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office:value-type="string" table:style-name="ce47">
            <text:p>alışveriş hesabı</text:p>
          </table:table-cell>
          <table:table-cell office:value-type="float" office:value="24279.950000000012" table:formula="of:=[.F161]-[.F159]" table:style-name="ce46">
            <text:p>24.279,95</text:p>
          </table:table-cell>
          <table:table-cell table:number-columns-repeated="16378"/>
        </table:table-row>
        <table:table-row table:style-name="ro6">
          <table:table-cell table:style-name="ce33"/>
          <table:table-cell table:number-columns-repeated="2" table:style-name="ce23"/>
          <table:table-cell table:style-name="ce24"/>
          <table:table-cell office:value-type="string" table:style-name="ce47">
            <text:p>TL bazında hakanın doğuştan aldığı para</text:p>
          </table:table-cell>
          <table:table-cell office:value-type="float" office:value="143899.32" table:formula="of:=[.F153]" table:style-name="ce46">
            <text:p>143.899,32</text:p>
          </table:table-cell>
          <table:table-cell table:number-columns-repeated="16378"/>
        </table:table-row>
        <table:table-row table:number-rows-repeated="9" table:style-name="ro6">
          <table:table-cell table:style-name="ce33"/>
          <table:table-cell table:number-columns-repeated="2" table:style-name="ce23"/>
          <table:table-cell table:style-name="ce24"/>
          <table:table-cell table:style-name="ce47"/>
          <table:table-cell table:style-name="ce46"/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table:style-name="ce48"/>
          <table:table-cell table:style-name="ce34"/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2003-2012 DOĞUŞ- HAKAN HESAP TOPLAMI</text:p>
          </table:table-cell>
          <table:table-cell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table:style-name="ce33"/>
          <table:table-cell office:value-type="string" table:style-name="ce35">
            <text:p>hakanın</text:p>
          </table:table-cell>
          <table:table-cell office:value-type="string" table:style-name="ce35">
            <text:p>hakanın</text:p>
          </table:table-cell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table:style-name="ce33"/>
          <table:table-cell office:value-type="string" table:style-name="ce35">
            <text:p>aldığı</text:p>
          </table:table-cell>
          <table:table-cell office:value-type="string" table:style-name="ce35">
            <text:p>ödediği</text:p>
          </table:table-cell>
          <table:table-cell office:value-type="string" table:style-name="ce44">
            <text:p>bakiye</text:p>
          </table:table-cell>
          <table:table-cell office:value-type="string" table:style-name="ce48">
            <text:p>$-tl</text:p>
          </table:table-cell>
          <table:table-cell office:value-type="string" table:style-name="ce44">
            <text:p>$</text:p>
          </table:table-cell>
          <table:table-cell table:number-columns-repeated="16378"/>
        </table:table-row>
        <table:table-row table:style-name="ro3">
          <table:table-cell office:value-type="float" office:value="2003" table:style-name="ce23">
            <text:p>2003</text:p>
          </table:table-cell>
          <table:table-cell office:value-type="float" office:value="17075.75" table:formula="of:=[.D4]" table:style-name="ce24">
            <text:p>17.075,75</text:p>
          </table:table-cell>
          <table:table-cell office:value-type="currency" office:value="0" table:formula="of:=[.E4]" table:style-name="ce49">
            <text:p>$0,00</text:p>
          </table:table-cell>
          <table:table-cell office:value-type="float" office:value="17075.75" table:formula="of:=[.B175]+[.C175]" table:style-name="ce24">
            <text:p>17.075,75</text:p>
          </table:table-cell>
          <table:table-cell office:value-type="float" office:value="1.41" table:style-name="ce50">
            <text:p>1,41</text:p>
          </table:table-cell>
          <table:table-cell office:value-type="currency" office:value="12110.460992907801" table:formula="of:=([.B175]+[.C175])/[.E175]" table:style-name="ce49">
            <text:p>$12.110,46</text:p>
          </table:table-cell>
          <table:table-cell table:number-columns-repeated="16378"/>
        </table:table-row>
        <table:table-row table:style-name="ro3">
          <table:table-cell office:value-type="float" office:value="2004" table:style-name="ce23">
            <text:p>2004</text:p>
          </table:table-cell>
          <table:table-cell office:value-type="float" office:value="14637" table:formula="of:=[.D27]" table:style-name="ce24">
            <text:p>14.637,00</text:p>
          </table:table-cell>
          <table:table-cell office:value-type="currency" office:value="-10710" table:formula="of:=[.E27]" table:style-name="ce49">
            <text:p>-$10.710,00</text:p>
          </table:table-cell>
          <table:table-cell office:value-type="float" office:value="21002.75" table:formula="of:=[.D175]+[.B176]+[.C176]" table:style-name="ce24">
            <text:p>21.002,75</text:p>
          </table:table-cell>
          <table:table-cell office:value-type="float" office:value="1.49" table:style-name="ce50">
            <text:p>1,49</text:p>
          </table:table-cell>
          <table:table-cell office:value-type="currency" office:value="2635.5704697986575" table:formula="of:=([.B176]+[.C176])/[.E176]" table:style-name="ce49">
            <text:p>$2.635,57</text:p>
          </table:table-cell>
          <table:table-cell table:number-columns-repeated="16378"/>
        </table:table-row>
        <table:table-row table:style-name="ro3">
          <table:table-cell office:value-type="float" office:value="2005" table:style-name="ce23">
            <text:p>2005</text:p>
          </table:table-cell>
          <table:table-cell office:value-type="float" office:value="72003.92" table:formula="of:=[.D69]" table:style-name="ce24">
            <text:p>72.003,92</text:p>
          </table:table-cell>
          <table:table-cell office:value-type="currency" office:value="-7038.8" table:formula="of:=[.E69]" table:style-name="ce49">
            <text:p>-$7.038,80</text:p>
          </table:table-cell>
          <table:table-cell office:value-type="float" office:value="85967.87" table:formula="of:=[.D176]+[.B177]+[.C177]" table:style-name="ce24">
            <text:p>85.967,87</text:p>
          </table:table-cell>
          <table:table-cell office:value-type="float" office:value="1.35" table:style-name="ce50">
            <text:p>1,35</text:p>
          </table:table-cell>
          <table:table-cell office:value-type="currency" office:value="48122.311111111107" table:formula="of:=([.B177]+[.C177])/[.E177]" table:style-name="ce49">
            <text:p>$48.122,31</text:p>
          </table:table-cell>
          <table:table-cell table:number-columns-repeated="16378"/>
        </table:table-row>
        <table:table-row table:style-name="ro3">
          <table:table-cell office:value-type="float" office:value="2006" table:style-name="ce23">
            <text:p>2006</text:p>
          </table:table-cell>
          <table:table-cell office:value-type="float" office:value="73796.45" table:formula="of:=[.D124]" table:style-name="ce24">
            <text:p>73.796,45</text:p>
          </table:table-cell>
          <table:table-cell office:value-type="currency" office:value="-16230" table:formula="of:=[.E124]" table:style-name="ce49">
            <text:p>-$16.230,00</text:p>
          </table:table-cell>
          <table:table-cell office:value-type="float" office:value="143534.32" table:formula="of:=[.D177]+[.B178]+[.C178]" table:style-name="ce24">
            <text:p>143.534,32</text:p>
          </table:table-cell>
          <table:table-cell office:value-type="float" office:value="1.56" table:style-name="ce50">
            <text:p>1,56</text:p>
          </table:table-cell>
          <table:table-cell office:value-type="currency" office:value="36901.570512820508" table:formula="of:=([.B178]+[.C178])/[.E178]" table:style-name="ce49">
            <text:p>$36.901,57</text:p>
          </table:table-cell>
          <table:table-cell table:number-columns-repeated="16378"/>
        </table:table-row>
        <table:table-row table:style-name="ro3">
          <table:table-cell office:value-type="float" office:value="2007" table:style-name="ce23">
            <text:p>2007</text:p>
          </table:table-cell>
          <table:table-cell office:value-type="float" office:value="395" table:formula="of:=[.D135]" table:style-name="ce24">
            <text:p>395,00</text:p>
          </table:table-cell>
          <table:table-cell office:value-type="currency" office:value="-520" table:formula="of:=[.E135]" table:style-name="ce49">
            <text:p>-$520,00</text:p>
          </table:table-cell>
          <table:table-cell office:value-type="float" office:value="143409.32" table:formula="of:=[.D178]+[.B179]+[.C179]" table:style-name="ce24">
            <text:p>143.409,32</text:p>
          </table:table-cell>
          <table:table-cell office:value-type="float" office:value="1.31" table:style-name="ce50">
            <text:p>1,31</text:p>
          </table:table-cell>
          <table:table-cell office:value-type="currency" office:value="-95.419847328244273" table:formula="of:=([.B179]+[.C179])/[.E179]" table:style-name="ce49">
            <text:p>-$95,42</text:p>
          </table:table-cell>
          <table:table-cell table:number-columns-repeated="16378"/>
        </table:table-row>
        <table:table-row table:style-name="ro3">
          <table:table-cell office:value-type="float" office:value="2008" table:style-name="ce23">
            <text:p>2008</text:p>
          </table:table-cell>
          <table:table-cell office:value-type="float" office:value="1048" table:formula="of:=[.D154]" table:style-name="ce24">
            <text:p>1.048,00</text:p>
          </table:table-cell>
          <table:table-cell office:value-type="currency" office:value="-558" table:formula="of:=[.E154]" table:style-name="ce49">
            <text:p>-$558,00</text:p>
          </table:table-cell>
          <table:table-cell office:value-type="float" office:value="143899.32" table:formula="of:=[.D179]+[.B180]+[.C180]" table:style-name="ce24">
            <text:p>143.899,32</text:p>
          </table:table-cell>
          <table:table-cell office:value-type="float" office:value="1.2" table:style-name="ce50">
            <text:p>1,20</text:p>
          </table:table-cell>
          <table:table-cell office:value-type="currency" office:value="408.33333333333337" table:formula="of:=([.B180]+[.C180])/[.E180]" table:style-name="ce49">
            <text:p>$408,33</text:p>
          </table:table-cell>
          <table:table-cell table:number-columns-repeated="16378"/>
        </table:table-row>
        <table:table-row table:style-name="ro3">
          <table:table-cell office:value-type="float" office:value="2012" table:style-name="ce23">
            <text:p>2012</text:p>
          </table:table-cell>
          <table:table-cell office:value-type="float" office:value="1000" table:style-name="ce24">
            <text:p>1.000,00</text:p>
          </table:table-cell>
          <table:table-cell office:value-type="currency" office:value="0" table:formula="of:=[.E153]" table:style-name="ce49">
            <text:p>$0,00</text:p>
          </table:table-cell>
          <table:table-cell office:value-type="float" office:value="144899.32" table:formula="of:=[.D180]+[.B181]+[.C181]" table:style-name="ce24">
            <text:p>144.899,32</text:p>
          </table:table-cell>
          <table:table-cell office:value-type="float" office:value="1.84" table:style-name="ce50">
            <text:p>1,84</text:p>
          </table:table-cell>
          <table:table-cell office:value-type="currency" office:value="543.47826086956525" table:formula="of:=([.B181]+[.C181])/[.E181]" table:style-name="ce49">
            <text:p>$543,48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24"/>
          <table:table-cell table:style-name="ce23"/>
          <table:table-cell table:style-name="ce24"/>
          <table:table-cell table:style-name="ce25"/>
          <table:table-cell table:style-name="ce51"/>
          <table:table-cell table:number-columns-repeated="16378"/>
        </table:table-row>
        <table:table-row table:style-name="ro3"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48">
            <text:p>dolar bazında hakanın doğuştan aldığı para</text:p>
          </table:table-cell>
          <table:table-cell office:value-type="currency" office:value="100626.30483351272" table:formula="of:=SUM([.F175:.F181])" table:style-name="ce52">
            <text:p>$100.626,30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24"/>
          <table:table-cell table:style-name="ce23"/>
          <table:table-cell table:style-name="ce24"/>
          <table:table-cell table:style-name="ce25"/>
          <table:table-cell office:value-type="string" table:style-name="ce53">
            <text:p>USD</text:p>
          </table:table-cell>
          <table:table-cell table:number-columns-repeated="16378"/>
        </table:table-row>
        <table:table-row table:style-name="ro7">
          <table:table-cell table:style-name="ce33"/>
          <table:table-cell table:number-columns-repeated="2" table:style-name="ce23"/>
          <table:table-cell table:style-name="ce24"/>
          <table:table-cell table:number-columns-repeated="2" table:style-name="ce1"/>
          <table:table-cell table:number-columns-repeated="16378"/>
        </table:table-row>
        <table:table-row table:style-name="ro3">
          <table:table-cell table:number-columns-repeated="5" table:style-name="ce23"/>
          <table:table-cell table:style-name="ce1"/>
          <table:table-cell table:number-columns-repeated="16378"/>
        </table:table-row>
        <table:table-row table:number-rows-repeated="1048390" table:style-name="ro3">
          <table:table-cell table:number-columns-repeated="16384"/>
        </table:table-row>
      </table:table>
      <table:table table:name="01-01-DGS" table:style-name="ta3">
        <table:table-column table:style-name="co17" table:default-cell-style-name="ce54"/>
        <table:table-column table:style-name="co13" table:default-cell-style-name="ce57"/>
        <table:table-column table:style-name="co14" table:default-cell-style-name="ce57"/>
        <table:table-column table:style-name="co8" table:default-cell-style-name="ce57"/>
        <table:table-column table:style-name="co16" table:default-cell-style-name="ce57"/>
        <table:table-column table:style-name="co14" table:default-cell-style-name="ce57"/>
        <table:table-column table:style-name="co18" table:default-cell-style-name="ce56"/>
        <table:table-column table:style-name="co5" table:default-cell-style-name="ce56"/>
        <table:table-column table:style-name="co19" table:number-columns-repeated="56" table:default-cell-style-name="ce57"/>
        <table:table-column table:style-name="co1" table:number-columns-repeated="960" table:default-cell-style-name="ce23"/>
        <table:table-column table:style-name="co7" table:number-columns-repeated="15360" table:default-cell-style-name="ce1"/>
        <table:table-row table:style-name="ro3">
          <table:table-cell table:style-name="ce54"/>
          <table:table-cell office:value-type="string" table:style-name="ce55">
            <text:p>DOĞUŞ TİCARET – NAZAN BALCI <text:s/>İŞ SONLANDIRMA HESAP CETVELİ</text:p>
          </table:table-cell>
          <table:table-cell table:number-columns-repeated="6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5">
            <text:p>1994 yılında Doğuş Ticaret Ayten Balcı’ya ait arsaya 5 daire 1 dükkan</text:p>
          </table:table-cell>
          <table:table-cell table:number-columns-repeated="6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5">
            <text:p>olacak şekilde bir bina yaptı.</text:p>
          </table:table-cell>
          <table:table-cell table:number-columns-repeated="6" table:style-name="ce56"/>
          <table:table-cell table:number-columns-repeated="16376"/>
        </table:table-row>
        <table:table-row table:style-name="ro3">
          <table:table-cell table:style-name="ce54"/>
          <table:table-cell table:style-name="ce55"/>
          <table:table-cell office:value-type="string" table:style-name="ce58">
            <text:p>Değeri</text:p>
          </table:table-cell>
          <table:table-cell office:value-type="string" table:style-name="ce58">
            <text:p>Kat Karşılığı</text:p>
          </table:table-cell>
          <table:table-cell office:value-type="string" table:style-name="ce58">
            <text:p>Kime Ait</text:p>
          </table:table-cell>
          <table:table-cell office:value-type="string" table:style-name="ce58">
            <text:p>Son Durum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6">
            <text:p>Daire 5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Arsa Sahibine</text:p>
          </table:table-cell>
          <table:table-cell office:value-type="string" table:style-name="ce54">
            <text:p>Ayten Balcı</text:p>
          </table:table-cell>
          <table:table-cell office:value-type="string" table:style-name="ce54">
            <text:p>Ayten Balcı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6">
            <text:p>Daire 4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4">
            <text:p>Nazan Balcı</text:p>
          </table:table-cell>
          <table:table-cell office:value-type="string" table:style-name="ce54">
            <text:p>Ayten Balcı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6">
            <text:p>Daire 3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4">
            <text:p>Nazan Balcı</text:p>
          </table:table-cell>
          <table:table-cell office:value-type="string" table:style-name="ce54">
            <text:p>Ayten Balcı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6">
            <text:p>Daire 2 satıldı</text:p>
          </table:table-cell>
          <table:table-cell office:value-type="float" office:value="80000" table:style-name="ce58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6">
            <text:p>Hacı</text:p>
          </table:table-cell>
          <table:table-cell office:value-type="string" table:style-name="ce58">
            <text:p>Satıldı</text:p>
          </table:table-cell>
          <table:table-cell table:style-name="ce58"/>
          <table:table-cell table:number-columns-repeated="16377"/>
        </table:table-row>
        <table:table-row table:style-name="ro3">
          <table:table-cell table:style-name="ce54"/>
          <table:table-cell office:value-type="string" table:style-name="ce56">
            <text:p>Daire 1 <text:s text:c="2"/>Satıldı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6">
            <text:p>Hacı</text:p>
          </table:table-cell>
          <table:table-cell office:value-type="string" table:style-name="ce58">
            <text:p>Satıldı</text:p>
          </table:table-cell>
          <table:table-cell table:style-name="ce59"/>
          <table:table-cell table:number-columns-repeated="16377"/>
        </table:table-row>
        <table:table-row table:style-name="ro3">
          <table:table-cell table:style-name="ce54"/>
          <table:table-cell office:value-type="string" table:style-name="ce60">
            <text:p>Dükkan <text:s text:c="2"/>Satıldı</text:p>
          </table:table-cell>
          <table:table-cell office:value-type="float" office:value="30000" table:style-name="ce61">
            <text:p>30.000,00</text:p>
          </table:table-cell>
          <table:table-cell office:value-type="string" table:style-name="ce56">
            <text:p>Doğuş Ticaret</text:p>
          </table:table-cell>
          <table:table-cell office:value-type="string" table:style-name="ce60">
            <text:p>Hacı + Nazan</text:p>
          </table:table-cell>
          <table:table-cell office:value-type="string" table:style-name="ce61">
            <text:p>Satıldı</text:p>
          </table:table-cell>
          <table:table-cell table:number-columns-repeated="2" table:style-name="ce56"/>
          <table:table-cell table:number-columns-repeated="16376"/>
        </table:table-row>
        <table:table-row table:number-rows-repeated="2" table:style-name="ro3">
          <table:table-cell table:style-name="ce54"/>
          <table:table-cell table:style-name="ce60"/>
          <table:table-cell table:style-name="ce61"/>
          <table:table-cell table:style-name="ce56"/>
          <table:table-cell table:style-name="ce60"/>
          <table:table-cell table:style-name="ce61"/>
          <table:table-cell table:number-columns-repeated="2" table:style-name="ce56"/>
          <table:table-cell table:number-columns-repeated="16376"/>
        </table:table-row>
        <table:table-row table:style-name="ro3">
          <table:table-cell office:value-type="string" table:style-name="ce62">
            <text:p>*</text:p>
          </table:table-cell>
          <table:table-cell office:value-type="string" table:style-name="ce154">
            <text:p>daire 2 satıldı, Ali Paşa Hamam daki arsanın, Mustafa Işıklıyurt’a ait hisse satın alındı</text:p>
          </table:table-cell>
          <table:table-cell table:number-columns-repeated="6" table:style-name="ce56"/>
          <table:table-cell table:number-columns-repeated="16376"/>
        </table:table-row>
        <table:table-row table:style-name="ro3">
          <table:table-cell table:style-name="ce62"/>
          <table:table-cell office:value-type="string" table:style-name="ce56">
            <text:p>2 nolu daire hacı ya ait olmasına rağmen ortak alındığından dolayı daire den alınan</text:p>
          </table:table-cell>
          <table:table-cell table:number-columns-repeated="6" table:style-name="ce56"/>
          <table:table-cell table:number-columns-repeated="16376"/>
        </table:table-row>
        <table:table-row table:style-name="ro3">
          <table:table-cell table:style-name="ce62"/>
          <table:table-cell office:value-type="string" table:style-name="ce56">
            <text:p>paranın yarısı İsmail Balcıya geçmiş oldu.</text:p>
          </table:table-cell>
          <table:table-cell table:style-name="ce56"/>
          <table:table-cell table:style-name="ce63"/>
          <table:table-cell table:style-name="ce23"/>
          <table:table-cell office:value-type="float" office:value="80000" table:style-name="ce58">
            <text:p>80.000,00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office:value-type="string" table:style-name="ce62">
            <text:p>*</text:p>
          </table:table-cell>
          <table:table-cell office:value-type="string" table:style-name="ce56">
            <text:p>Dükkan satıldı parayı hacı aldı ortaklardan nazanın alacağı oluştu</text:p>
          </table:table-cell>
          <table:table-cell table:style-name="ce56"/>
          <table:table-cell table:style-name="ce63"/>
          <table:table-cell table:style-name="ce23"/>
          <table:table-cell office:value-type="float" office:value="-30000" table:style-name="ce58">
            <text:p>-30.000,00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office:value-type="string" table:style-name="ce62">
            <text:p>*</text:p>
          </table:table-cell>
          <table:table-cell office:value-type="string" table:style-name="ce56">
            <text:p>hakanın Doğuştan aldığı nakit</text:p>
          </table:table-cell>
          <table:table-cell table:style-name="ce23"/>
          <table:table-cell table:style-name="ce63"/>
          <table:table-cell table:style-name="ce23"/>
          <table:table-cell office:value-type="float" office:value="144899.32" table:formula="of:=['01-03-HAKAN'.D181]" table:style-name="ce58">
            <text:p>144.899,32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string" table:style-name="ce62">
            <text:p>*</text:p>
          </table:table-cell>
          <table:table-cell office:value-type="string" table:style-name="ce56">
            <text:p>2007 de hacı doğuşa geçtiğinde borç ödemesi için mustafa balcı 50000 TL verdi.</text:p>
          </table:table-cell>
          <table:table-cell table:number-columns-repeated="3" table:style-name="ce56"/>
          <table:table-cell office:value-type="float" office:value="50000" table:style-name="ce58">
            <text:p>50.00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table:number-columns-repeated="4" table:style-name="ce56"/>
          <table:table-cell table:style-name="ce58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6">
            <text:p>2015-ocak ayı Doğuşun 365.000 TL Denizbanka, 36.000 TL İşbank a kredi borcu var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6">
            <text:p>Aylık borç ödemesi 6765+3409=10.174 TL. <text:s/>1 <text:s/>USD=2.40 TL Aylık ödeme4239 USD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6">
            <text:p>Dolar cinsinden borç yaklaşık 167000 USD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6">
            <text:p>Envanter yaklaşık 110 000 TL <text:s text:c="2"/>Satılabilir mal toplamı yaklaşık 60 000 TL = 25000 usd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number-rows-repeated="4" table:style-name="ro3">
          <table:table-cell table:style-name="ce54"/>
          <table:table-cell table:number-columns-repeated="7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table:style-name="ce56"/>
          <table:table-cell office:value-type="string" table:style-name="ce64">
            <text:p>HACI ALACAK</text:p>
          </table:table-cell>
          <table:table-cell office:value-type="string" table:style-name="ce64">
            <text:p>Bakiye</text:p>
          </table:table-cell>
          <table:table-cell office:value-type="string" table:style-name="ce64">
            <text:p>TL – usd</text:p>
          </table:table-cell>
          <table:table-cell office:value-type="string" table:style-name="ce64">
            <text:p>karşılığı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3">
          <table:table-cell table:style-name="ce54"/>
          <table:table-cell table:style-name="ce56"/>
          <table:table-cell office:value-type="string" table:style-name="ce64">
            <text:p>TL</text:p>
          </table:table-cell>
          <table:table-cell office:value-type="string" table:style-name="ce64">
            <text:p>TL</text:p>
          </table:table-cell>
          <table:table-cell table:style-name="ce64"/>
          <table:table-cell office:value-type="string" table:style-name="ce64">
            <text:p>USD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3">
          <table:table-cell office:value-type="float" office:value="2005" table:style-name="ce54">
            <text:p>2005</text:p>
          </table:table-cell>
          <table:table-cell office:value-type="string" table:style-name="ce56">
            <text:p>İnşaat Daire 2 den kalan ½</text:p>
          </table:table-cell>
          <table:table-cell office:value-type="float" office:value="40000" table:formula="of:=[.F15]/2" table:style-name="ce56">
            <text:p>40.000,00</text:p>
          </table:table-cell>
          <table:table-cell office:value-type="float" office:value="40000" table:formula="of:=[.C30]" table:style-name="ce56">
            <text:p>40.000,00</text:p>
          </table:table-cell>
          <table:table-cell office:value-type="float" office:value="1.4" table:style-name="ce56">
            <text:p>1,40</text:p>
          </table:table-cell>
          <table:table-cell office:value-type="float" office:value="28571.428571428572" table:formula="of:=[.C30]/[.E30]" table:style-name="ce56">
            <text:p>28.571,43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3">
          <table:table-cell office:value-type="string" table:style-name="ce65">
            <text:p>04-07</text:p>
          </table:table-cell>
          <table:table-cell office:value-type="string" table:style-name="ce56">
            <text:p>Hakan BALCI Doğuştan verilen ½</text:p>
          </table:table-cell>
          <table:table-cell office:value-type="float" office:value="72449.66" table:formula="of:=[.F17]/2" table:style-name="ce56">
            <text:p>72.449,66</text:p>
          </table:table-cell>
          <table:table-cell office:value-type="float" office:value="112449.66" table:formula="of:=[.D30]+[.C31]" table:style-name="ce56">
            <text:p>112.449,66</text:p>
          </table:table-cell>
          <table:table-cell office:value-type="float" office:value="1.4399745696688102" table:formula="of:=[.C31]/[.F31]" table:style-name="ce56">
            <text:p>1,44</text:p>
          </table:table-cell>
          <table:table-cell office:value-type="currency" office:value="50313.152416756362" table:formula="of:=['01-03-HAKAN'.F183]/2" table:style-name="ce66">
            <text:p>$50.313,15</text:p>
          </table:table-cell>
          <table:table-cell table:style-name="ce34"/>
          <table:table-cell table:style-name="ce67"/>
          <table:table-cell table:style-name="ce23"/>
          <table:table-cell table:number-columns-repeated="16375"/>
        </table:table-row>
        <table:table-row table:style-name="ro3">
          <table:table-cell office:value-type="float" office:value="2008" table:style-name="ce54">
            <text:p>2008</text:p>
          </table:table-cell>
          <table:table-cell office:value-type="string" table:style-name="ce56">
            <text:p>mustafa balcıdan doğuşa verilen ½</text:p>
          </table:table-cell>
          <table:table-cell office:value-type="float" office:value="25000" table:formula="of:=[.F18]/2" table:style-name="ce56">
            <text:p>25.000,00</text:p>
          </table:table-cell>
          <table:table-cell office:value-type="float" office:value="137449.66" table:formula="of:=[.D31]+[.C32]" table:style-name="ce56">
            <text:p>137.449,66</text:p>
          </table:table-cell>
          <table:table-cell office:value-type="float" office:value="1.31" table:style-name="ce56">
            <text:p>1,31</text:p>
          </table:table-cell>
          <table:table-cell office:value-type="float" office:value="19083.969465648854" table:formula="of:=[.C32]/[.E32]" table:style-name="ce56">
            <text:p>19.083,97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3">
          <table:table-cell office:value-type="float" office:value="2017" table:style-name="ce54">
            <text:p>2017</text:p>
          </table:table-cell>
          <table:table-cell office:value-type="string" table:style-name="ce57">
            <text:p>Nazan Doğuş kapanış borcu ½</text:p>
          </table:table-cell>
          <table:table-cell office:value-type="float" office:value="141563.54999999999" table:formula="of:=[.F59]*-1" table:style-name="ce24">
            <text:p>141.563,55</text:p>
          </table:table-cell>
          <table:table-cell office:value-type="float" office:value="279013.20999999996" table:formula="of:=[.D32]+[.C33]" table:style-name="ce56">
            <text:p>279.013,21</text:p>
          </table:table-cell>
          <table:table-cell office:value-type="float" office:value="3.55" table:style-name="ce23">
            <text:p>3,55</text:p>
          </table:table-cell>
          <table:table-cell office:value-type="float" office:value="39877.056338028167" table:formula="of:=[.C33]/[.E33]" table:style-name="ce56">
            <text:p>39.877,06</text:p>
          </table:table-cell>
          <table:table-cell table:style-name="ce68"/>
          <table:table-cell table:style-name="ce56"/>
          <table:table-cell table:style-name="ce23"/>
          <table:table-cell table:number-columns-repeated="16375"/>
        </table:table-row>
        <table:table-row table:style-name="ro3">
          <table:table-cell table:style-name="ce54"/>
          <table:table-cell office:value-type="string" table:style-name="ce55">
            <text:p>2017 yılı sonu</text:p>
          </table:table-cell>
          <table:table-cell table:style-name="ce23"/>
          <table:table-cell table:style-name="ce56"/>
          <table:table-cell office:value-type="string" table:style-name="ce69">
            <text:p>hacının alacağı USD</text:p>
          </table:table-cell>
          <table:table-cell office:value-type="float" office:value="137845.60679186194" table:formula="of:=SUM([.F30:.F33])" table:style-name="ce58">
            <text:p>137.845,61</text:p>
          </table:table-cell>
          <table:table-cell table:style-name="ce24"/>
          <table:table-cell table:style-name="ce56"/>
          <table:table-cell table:style-name="ce23"/>
          <table:table-cell table:number-columns-repeated="16375"/>
        </table:table-row>
        <table:table-row table:style-name="ro3">
          <table:table-cell table:style-name="ce54"/>
          <table:table-cell table:style-name="ce57"/>
          <table:table-cell office:value-type="string" table:style-name="ce64">
            <text:p>NAZAN ALACAK</text:p>
          </table:table-cell>
          <table:table-cell table:style-name="ce56"/>
          <table:table-cell table:style-name="ce23"/>
          <table:table-cell table:style-name="ce56"/>
          <table:table-cell table:style-name="ce24"/>
          <table:table-cell table:style-name="ce56"/>
          <table:table-cell table:style-name="ce23"/>
          <table:table-cell table:number-columns-repeated="16375"/>
        </table:table-row>
        <table:table-row table:style-name="ro3">
          <table:table-cell table:style-name="ce54"/>
          <table:table-cell office:value-type="string" table:style-name="ce56">
            <text:p>İnşaat Dükkandan nazana ½</text:p>
          </table:table-cell>
          <table:table-cell office:value-type="float" office:value="-15000" table:style-name="ce58">
            <text:p>-15.000,00</text:p>
          </table:table-cell>
          <table:table-cell office:value-type="float" office:value="-15000" table:formula="of:=[.C36]" table:style-name="ce56">
            <text:p>-15.000,00</text:p>
          </table:table-cell>
          <table:table-cell office:value-type="float" office:value="1.4" table:style-name="ce56">
            <text:p>1,40</text:p>
          </table:table-cell>
          <table:table-cell office:value-type="float" office:value="-10714.285714285716" table:formula="of:=[.C36]/[.E36]" table:style-name="ce58">
            <text:p>-10.714,29</text:p>
          </table:table-cell>
          <table:table-cell table:style-name="ce34"/>
          <table:table-cell table:style-name="ce67"/>
          <table:table-cell table:style-name="ce23"/>
          <table:table-cell table:number-columns-repeated="16375"/>
        </table:table-row>
        <table:table-row table:style-name="ro3">
          <table:table-cell table:style-name="ce65"/>
          <table:table-cell table:style-name="ce57"/>
          <table:table-cell table:style-name="ce34"/>
          <table:table-cell office:value-type="float" office:value="-15000" table:formula="of:=[.D36]+[.C37]" table:style-name="ce56">
            <text:p>-15.000,00</text:p>
          </table:table-cell>
          <table:table-cell table:style-name="ce23"/>
          <table:table-cell table:style-name="ce56"/>
          <table:table-cell table:style-name="ce34"/>
          <table:table-cell table:style-name="ce67"/>
          <table:table-cell table:number-columns-repeated="16376" table:style-name="ce23"/>
        </table:table-row>
        <table:table-row table:style-name="ro3">
          <table:table-cell table:style-name="ce65"/>
          <table:table-cell table:style-name="ce57"/>
          <table:table-cell table:style-name="ce34"/>
          <table:table-cell table:style-name="ce56"/>
          <table:table-cell office:value-type="string" table:style-name="ce69">
            <text:p>Nazanın alacağı USD</text:p>
          </table:table-cell>
          <table:table-cell office:value-type="float" office:value="-10714.285714285716" table:formula="of:=SUM([.F36:.F37])" table:style-name="ce58">
            <text:p>-10.714,29</text:p>
          </table:table-cell>
          <table:table-cell table:style-name="ce34"/>
          <table:table-cell table:style-name="ce67"/>
          <table:table-cell table:number-columns-repeated="16376" table:style-name="ce23"/>
        </table:table-row>
        <table:table-row table:style-name="ro3">
          <table:table-cell table:style-name="ce54"/>
          <table:table-cell table:style-name="ce1"/>
          <table:table-cell table:style-name="ce23"/>
          <table:table-cell table:style-name="ce56"/>
          <table:table-cell table:style-name="ce23"/>
          <table:table-cell table:style-name="ce70"/>
          <table:table-cell table:style-name="ce34"/>
          <table:table-cell table:style-name="ce67"/>
          <table:table-cell table:style-name="ce23"/>
          <table:table-cell table:number-columns-repeated="16375"/>
        </table:table-row>
        <table:table-row table:style-name="ro3">
          <table:table-cell table:style-name="ce70"/>
          <table:table-cell office:value-type="string" table:style-name="ce71">
            <text:p>2017 yılı sonu</text:p>
          </table:table-cell>
          <table:table-cell table:number-columns-repeated="2" table:style-name="ce70"/>
          <table:table-cell office:value-type="string" table:style-name="ce72">
            <text:p>hacının KALAN alacağı USD</text:p>
          </table:table-cell>
          <table:table-cell office:value-type="float" office:value="127131.32107757623" table:formula="of:=[.F34]+[.F38]" table:style-name="ce73">
            <text:p>127.131,32</text:p>
          </table:table-cell>
          <table:table-cell table:style-name="ce64"/>
          <table:table-cell table:style-name="ce56"/>
          <table:table-cell table:style-name="ce23"/>
          <table:table-cell table:number-columns-repeated="16375"/>
        </table:table-row>
        <table:table-row table:style-name="ro3">
          <table:table-cell table:style-name="ce54"/>
          <table:table-cell table:style-name="ce57"/>
          <table:table-cell table:style-name="ce23"/>
          <table:table-cell table:number-columns-repeated="2" table:style-name="ce64"/>
          <table:table-cell table:style-name="ce70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table:style-name="ce57"/>
          <table:table-cell table:style-name="ce23"/>
          <table:table-cell table:number-columns-repeated="2" table:style-name="ce64"/>
          <table:table-cell table:style-name="ce23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table:style-name="ce55"/>
          <table:table-cell table:number-columns-repeated="3" table:style-name="ce56"/>
          <table:table-cell table:style-name="ce23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5">
            <text:p>DOĞUŞ TİCARET KAPANIŞ HESABI 2017</text:p>
          </table:table-cell>
          <table:table-cell table:style-name="ce1"/>
          <table:table-cell table:number-columns-repeated="2" table:style-name="ce56"/>
          <table:table-cell office:value-type="string" table:style-name="ce56">
            <text:p>TL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7">
            <text:p>sanayi boya dükkan masrafı mermer-alçıpan Ali Balcı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20000" table:style-name="ce56">
            <text:p>-20.000,00</text:p>
          </table:table-cell>
          <table:table-cell office:value-type="float" office:value="-20000" table:formula="of:=[.E45]" table:style-name="ce56">
            <text:p>-20.00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7">
            <text:p>hacı bağkur borcu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24710" table:style-name="ce56">
            <text:p>-24.710,00</text:p>
          </table:table-cell>
          <table:table-cell office:value-type="float" office:value="-44710" table:formula="of:=[.F45]+[.E46]" table:style-name="ce56">
            <text:p>-44.71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7">
            <text:p>Envanter satış kdv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750" table:style-name="ce56">
            <text:p>-13.750,00</text:p>
          </table:table-cell>
          <table:table-cell office:value-type="float" office:value="-58460" table:formula="of:=[.F46]+[.E47]" table:style-name="ce56">
            <text:p>-58.46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7">
            <text:p>maliye kapanışta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7000" table:style-name="ce56">
            <text:p>-7.000,00</text:p>
          </table:table-cell>
          <table:table-cell office:value-type="float" office:value="-65460" table:formula="of:=[.F47]+[.E48]" table:style-name="ce56">
            <text:p>-65.46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/>
          <table:table-cell office:value-type="string" table:style-name="ce57">
            <text:p>yanar veresiye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0984.36" table:style-name="ce56">
            <text:p>-180.984,36</text:p>
          </table:table-cell>
          <table:table-cell office:value-type="float" office:value="-246444.36" table:formula="of:=[.F48]+[.E49]" table:style-name="ce56">
            <text:p>-246.444,36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57">
            <text:p>diğer veresiye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6268.74" table:style-name="ce56">
            <text:p>-16.268,74</text:p>
          </table:table-cell>
          <table:table-cell office:value-type="float" office:value="-262713.09999999998" table:formula="of:=[.F49]+[.E50]" table:style-name="ce56">
            <text:p>-262.713,1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75">
            <text:p>Doğuş 2017 haziranda borçla kapandı 1 USD = 3,55 TL</text:p>
          </table:table-cell>
          <table:table-cell table:style-name="ce1"/>
          <table:table-cell table:style-name="ce63"/>
          <table:table-cell table:style-name="ce56"/>
          <table:table-cell office:value-type="float" office:value="-262713.09999999998" table:formula="of:=[.F50]+[.E51]" table:style-name="ce76">
            <text:p>-262.713,10</text:p>
          </table:table-cell>
          <table:table-cell table:number-columns-repeated="16378"/>
        </table:table-row>
        <table:table-row table:style-name="ro3">
          <table:table-cell/>
          <table:table-cell table:style-name="ce57"/>
          <table:table-cell table:style-name="ce1"/>
          <table:table-cell table:style-name="ce63"/>
          <table:table-cell table:number-columns-repeated="4" table:style-name="ce56"/>
          <table:table-cell table:number-columns-repeated="16376"/>
        </table:table-row>
        <table:table-row table:style-name="ro3">
          <table:table-cell/>
          <table:table-cell office:value-type="string" table:style-name="ce55">
            <text:p>NAZAN BALCI – DOĞUŞ 2017 HESABI</text:p>
          </table:table-cell>
          <table:table-cell table:style-name="ce1"/>
          <table:table-cell table:style-name="ce63"/>
          <table:table-cell table:number-columns-repeated="4" table:style-name="ce56"/>
          <table:table-cell table:number-columns-repeated="16376"/>
        </table:table-row>
        <table:table-row table:style-name="ro3">
          <table:table-cell/>
          <table:table-cell office:value-type="string" table:style-name="ce57">
            <text:p>doğuş hesabı <text:s/>1/2</text:p>
          </table:table-cell>
          <table:table-cell table:style-name="ce1"/>
          <table:table-cell office:value-type="string" table:style-name="ce63">
            <text:p>TL</text:p>
          </table:table-cell>
          <table:table-cell office:value-type="float" office:value="-131356.54999999999" table:formula="of:=[.F51]/2" table:style-name="ce58">
            <text:p>-131.356,55</text:p>
          </table:table-cell>
          <table:table-cell office:value-type="float" office:value="-131356.54999999999" table:formula="of:=[.F53]+[.E54]" table:style-name="ce56">
            <text:p>-131.356,55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57">
            <text:p>2011 emlak vergi</text:p>
          </table:table-cell>
          <table:table-cell table:style-name="ce1"/>
          <table:table-cell office:value-type="string" table:style-name="ce63">
            <text:p>TL</text:p>
          </table:table-cell>
          <table:table-cell office:value-type="float" office:value="-1862" table:style-name="ce56">
            <text:p>-1.862,00</text:p>
          </table:table-cell>
          <table:table-cell office:value-type="float" office:value="-133218.54999999999" table:formula="of:=[.F54]+[.E55]" table:style-name="ce56">
            <text:p>-133.218,55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57">
            <text:p>nazana ait esnaf koop aidat ödemesi <text:s text:c="4"/>15-2-2016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650" table:style-name="ce24">
            <text:p>-650,00</text:p>
          </table:table-cell>
          <table:table-cell office:value-type="float" office:value="-133868.54999999999" table:formula="of:=[.F55]+[.E56]" table:style-name="ce56">
            <text:p>-133.868,55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57">
            <text:p>2013 2014 gelir vergisi farkı ankaradaki ev kira vergis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695" table:style-name="ce24">
            <text:p>-1.695,00</text:p>
          </table:table-cell>
          <table:table-cell office:value-type="float" office:value="-135563.54999999999" table:formula="of:=[.F56]+[.E57]" table:style-name="ce56">
            <text:p>-135.563,55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57">
            <text:p>kümbet ev yalıtım hesabı * 100m2*60 TL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6000" table:style-name="ce24">
            <text:p>-6.000,00</text:p>
          </table:table-cell>
          <table:table-cell office:value-type="float" office:value="-141563.54999999999" table:formula="of:=[.F57]+[.E58]" table:style-name="ce56">
            <text:p>-141.563,55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77">
            <text:p>DOĞUŞ KAPANIŞTA NAZAN BALCININ BORCU</text:p>
          </table:table-cell>
          <table:table-cell table:style-name="ce78"/>
          <table:table-cell office:value-type="string" table:style-name="ce79">
            <text:p>TL</text:p>
          </table:table-cell>
          <table:table-cell table:style-name="ce80"/>
          <table:table-cell office:value-type="float" office:value="-141563.54999999999" table:formula="of:=[.F58]+[.E59]" table:style-name="ce81">
            <text:p>-141.563,55</text:p>
          </table:table-cell>
          <table:table-cell table:number-columns-repeated="16378"/>
        </table:table-row>
        <table:table-row table:style-name="ro3">
          <table:table-cell/>
          <table:table-cell table:style-name="ce57"/>
          <table:table-cell table:style-name="ce1"/>
          <table:table-cell table:style-name="ce63"/>
          <table:table-cell table:number-columns-repeated="4" table:style-name="ce56"/>
          <table:table-cell table:number-columns-repeated="16376"/>
        </table:table-row>
        <table:table-row table:style-name="ro3">
          <table:table-cell/>
          <table:table-cell office:value-type="string" table:style-name="ce34">
            <text:p>hacının kapanışta doğuşa borcu ½</text:p>
          </table:table-cell>
          <table:table-cell table:style-name="ce1"/>
          <table:table-cell office:value-type="string" table:style-name="ce63">
            <text:p>TL</text:p>
          </table:table-cell>
          <table:table-cell office:value-type="float" office:value="-131356.54999999999" table:formula="of:=[.F51]/2" table:style-name="ce34">
            <text:p>-131.356,55</text:p>
          </table:table-cell>
          <table:table-cell office:value-type="float" office:value="-131356.54999999999" table:formula="of:=[.F60]+[.E61]" table:style-name="ce56">
            <text:p>-131.356,55</text:p>
          </table:table-cell>
          <table:table-cell table:number-columns-repeated="16378"/>
        </table:table-row>
        <table:table-row table:style-name="ro3">
          <table:table-cell/>
          <table:table-cell table:style-name="ce57"/>
          <table:table-cell table:style-name="ce1"/>
          <table:table-cell table:style-name="ce56"/>
          <table:table-cell table:style-name="ce24"/>
          <table:table-cell office:value-type="float" office:value="-131356.54999999999" table:formula="of:=[.F61]+[.E62]" table:style-name="ce56">
            <text:p>-131.356,55</text:p>
          </table:table-cell>
          <table:table-cell table:number-columns-repeated="16378"/>
        </table:table-row>
        <table:table-row table:style-name="ro3">
          <table:table-cell/>
          <table:table-cell table:style-name="ce34"/>
          <table:table-cell table:style-name="ce1"/>
          <table:table-cell table:style-name="ce56"/>
          <table:table-cell table:style-name="ce34"/>
          <table:table-cell table:number-columns-repeated="3" table:style-name="ce56"/>
          <table:table-cell table:number-columns-repeated="16376"/>
        </table:table-row>
        <table:table-row table:style-name="ro3">
          <table:table-cell/>
          <table:table-cell office:value-type="string" table:style-name="ce34">
            <text:p>Doğuş Kapanışta Toplam Borç</text:p>
          </table:table-cell>
          <table:table-cell table:style-name="ce1"/>
          <table:table-cell table:style-name="ce34"/>
          <table:table-cell table:style-name="ce24"/>
          <table:table-cell office:value-type="float" office:value="-272920.09999999998" table:formula="of:=[.F59]+[.F62]" table:style-name="ce82">
            <text:p>-272.920,10</text:p>
          </table:table-cell>
          <table:table-cell table:number-columns-repeated="16378"/>
        </table:table-row>
        <table:table-row table:style-name="ro3">
          <table:table-cell/>
          <table:table-cell table:number-columns-repeated="2" table:style-name="ce54"/>
          <table:table-cell table:style-name="ce56"/>
          <table:table-cell table:number-columns-repeated="2" table:style-name="ce54"/>
          <table:table-cell table:number-columns-repeated="16378"/>
        </table:table-row>
        <table:table-row table:style-name="ro3">
          <table:table-cell/>
          <table:table-cell table:number-columns-repeated="3" table:style-name="ce56"/>
          <table:table-cell table:style-name="ce54"/>
          <table:table-cell table:number-columns-repeated="3" table:style-name="ce56"/>
          <table:table-cell table:number-columns-repeated="16376"/>
        </table:table-row>
        <table:table-row table:style-name="ro3">
          <table:table-cell/>
          <table:table-cell table:style-name="ce56"/>
          <table:table-cell table:number-columns-repeated="4" table:style-name="ce63"/>
          <table:table-cell table:number-columns-repeated="16378"/>
        </table:table-row>
        <table:table-row table:style-name="ro3">
          <table:table-cell/>
          <table:table-cell table:style-name="ce64"/>
          <table:table-cell table:number-columns-repeated="2" table:style-name="ce58"/>
          <table:table-cell table:style-name="ce64"/>
          <table:table-cell table:style-name="ce58"/>
          <table:table-cell table:number-columns-repeated="16378"/>
        </table:table-row>
        <table:table-row table:number-rows-repeated="2" table:style-name="ro3">
          <table:table-cell/>
          <table:table-cell table:number-columns-repeated="7" table:style-name="ce56"/>
          <table:table-cell table:number-columns-repeated="16376"/>
        </table:table-row>
        <table:table-row table:style-name="ro3">
          <table:table-cell/>
          <table:table-cell table:style-name="ce56"/>
          <table:table-cell table:number-columns-repeated="2" table:style-name="ce54"/>
          <table:table-cell table:number-columns-repeated="2" table:style-name="ce57"/>
          <table:table-cell table:number-columns-repeated="16378"/>
        </table:table-row>
        <table:table-row table:style-name="ro3">
          <table:table-cell/>
          <table:table-cell table:number-columns-repeated="7" table:style-name="ce56"/>
          <table:table-cell table:number-columns-repeated="16376"/>
        </table:table-row>
        <table:table-row table:number-rows-repeated="16" table:style-name="ro3">
          <table:table-cell/>
          <table:table-cell table:style-name="ce57"/>
          <table:table-cell table:number-columns-repeated="6" table:style-name="ce56"/>
          <table:table-cell table:number-columns-repeated="16376"/>
        </table:table-row>
        <table:table-row table:style-name="ro3">
          <table:table-cell/>
          <table:table-cell table:style-name="ce58"/>
          <table:table-cell table:number-columns-repeated="6" table:style-name="ce56"/>
          <table:table-cell table:number-columns-repeated="16376"/>
        </table:table-row>
        <table:table-row table:number-rows-repeated="3" table:style-name="ro3">
          <table:table-cell/>
          <table:table-cell table:number-columns-repeated="7" table:style-name="ce56"/>
          <table:table-cell table:number-columns-repeated="16376"/>
        </table:table-row>
        <table:table-row table:style-name="ro3">
          <table:table-cell/>
          <table:table-cell table:style-name="ce64"/>
          <table:table-cell table:number-columns-repeated="2" table:style-name="ce58"/>
          <table:table-cell table:style-name="ce64"/>
          <table:table-cell table:style-name="ce58"/>
          <table:table-cell table:number-columns-repeated="16378"/>
        </table:table-row>
        <table:table-row table:number-rows-repeated="2" table:style-name="ro3">
          <table:table-cell/>
          <table:table-cell table:style-name="ce57"/>
          <table:table-cell table:number-columns-repeated="6" table:style-name="ce56"/>
          <table:table-cell table:number-columns-repeated="16376"/>
        </table:table-row>
        <table:table-row table:number-rows-repeated="1048477" table:style-name="ro3">
          <table:table-cell table:number-columns-repeated="16384"/>
        </table:table-row>
        <table:table-row table:number-rows-repeated="4" table:style-name="ro8">
          <table:table-cell table:number-columns-repeated="16384"/>
        </table:table-row>
      </table:table>
      <table:table table:name="01-02-DGS" table:style-name="ta3"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16" table:default-cell-style-name="ce1"/>
        <table:table-column table:style-name="co7" table:number-columns-repeated="16379" table:default-cell-style-name="ce1"/>
        <table:table-row table:number-rows-repeated="2" table:style-name="ro1">
          <table:table-cell table:style-name="ce83"/>
          <table:table-cell table:number-columns-repeated="3" table:style-name="ce84"/>
          <table:table-cell table:number-columns-repeated="16380"/>
        </table:table-row>
        <table:table-row table:style-name="ro1">
          <table:table-cell office:value-type="string" table:style-name="ce85">
            <text:p>Doğuşa Olan Borçlar</text:p>
          </table:table-cell>
          <table:table-cell table:number-columns-repeated="3" table:style-name="ce84"/>
          <table:table-cell table:number-columns-repeated="16380"/>
        </table:table-row>
        <table:table-row table:style-name="ro1">
          <table:table-cell office:value-type="string" table:style-name="ce86">
            <text:p>Nazan – Hakanın doğuştan ödenen borçlar</text:p>
          </table:table-cell>
          <table:table-cell office:value-type="float" office:value="143899.32" table:formula="of:=['01-03-HAKAN'.F161]" table:style-name="ce86">
            <text:p>143.899,32</text:p>
          </table:table-cell>
          <table:table-cell office:value-type="float" office:value="1.4300368103358554" table:formula="of:=[.B4]/[.D4]" table:style-name="ce87">
            <text:p>1,43</text:p>
          </table:table-cell>
          <table:table-cell office:value-type="currency" office:value="100626.30483351272" table:formula="of:=['01-03-HAKAN'.F183]" table:style-name="ce88">
            <text:p>$100.626,30</text:p>
          </table:table-cell>
          <table:table-cell table:number-columns-repeated="16380"/>
        </table:table-row>
        <table:table-row table:style-name="ro1">
          <table:table-cell office:value-type="string" table:style-name="ce84">
            <text:p>Nazan – Doğuş kapanış borcu ½</text:p>
          </table:table-cell>
          <table:table-cell office:value-type="currency" office:value="141563.54999999999" table:formula="of:=['01-01-DGS'.F59]*-1" table:style-name="ce89">
            <text:p>₺141.563,55</text:p>
          </table:table-cell>
          <table:table-cell office:value-type="float" office:value="3.55" table:style-name="ce87">
            <text:p>3,55</text:p>
          </table:table-cell>
          <table:table-cell office:value-type="currency" office:value="39877.056338028167" table:formula="of:=[.B5]/[.C5]" table:style-name="ce88">
            <text:p>$39.877,06</text:p>
          </table:table-cell>
          <table:table-cell table:number-columns-repeated="16380"/>
        </table:table-row>
        <table:table-row table:style-name="ro1">
          <table:table-cell office:value-type="string" table:style-name="ce84">
            <text:p>Hacı – Doğuş kapanış borcu ½</text:p>
          </table:table-cell>
          <table:table-cell office:value-type="currency" office:value="131356.54999999999" table:formula="of:=['01-01-DGS'.F61]*-1" table:style-name="ce89">
            <text:p>₺131.356,55</text:p>
          </table:table-cell>
          <table:table-cell office:value-type="float" office:value="3.55" table:style-name="ce87">
            <text:p>3,55</text:p>
          </table:table-cell>
          <table:table-cell office:value-type="currency" office:value="37001.845070422532" table:formula="of:=[.B6]/[.C6]" table:style-name="ce90">
            <text:p>$37.001,85</text:p>
          </table:table-cell>
          <table:table-cell table:number-columns-repeated="16380"/>
        </table:table-row>
        <table:table-row table:style-name="ro9">
          <table:table-cell table:style-name="ce84"/>
          <table:table-cell office:value-type="currency" office:value="416819.42" table:formula="of:=SUM([.B4:.B6])" table:style-name="ce91">
            <text:p>₺416.819,42</text:p>
          </table:table-cell>
          <table:table-cell table:style-name="ce87"/>
          <table:table-cell office:value-type="currency" office:value="177505.20624196343" table:formula="of:=SUM([.D4:.D6])" table:style-name="ce92">
            <text:p>$177.505,21</text:p>
          </table:table-cell>
          <table:table-cell table:number-columns-repeated="16380"/>
        </table:table-row>
        <table:table-row table:style-name="ro1">
          <table:table-cell office:value-type="string" table:style-name="ce85">
            <text:p>Doğuşun Borçları</text:p>
          </table:table-cell>
          <table:table-cell table:style-name="ce89"/>
          <table:table-cell table:style-name="ce87"/>
          <table:table-cell table:style-name="ce84"/>
          <table:table-cell table:number-columns-repeated="16380"/>
        </table:table-row>
        <table:table-row table:style-name="ro1">
          <table:table-cell office:value-type="string" table:style-name="ce84">
            <text:p>Hacı – MUSTAFA BALCIdan doğuşa verilen-2007</text:p>
          </table:table-cell>
          <table:table-cell office:value-type="currency" office:value="50000" table:style-name="ce89">
            <text:p>₺50.000,00</text:p>
          </table:table-cell>
          <table:table-cell office:value-type="float" office:value="1.31" table:style-name="ce87">
            <text:p>1,31</text:p>
          </table:table-cell>
          <table:table-cell office:value-type="currency" office:value="38167.938931297707" table:formula="of:=[.B9]/[.C9]" table:style-name="ce90">
            <text:p>$38.167,94</text:p>
          </table:table-cell>
          <table:table-cell table:number-columns-repeated="16380"/>
        </table:table-row>
        <table:table-row table:style-name="ro1">
          <table:table-cell office:value-type="string" table:style-name="ce84">
            <text:p>Hacı – Doğuş kapanırken hacının ödediği-2017</text:p>
          </table:table-cell>
          <table:table-cell office:value-type="currency" office:value="272920.09999999998" table:formula="of:=['01-01-DGS'.F64]*-1" table:style-name="ce89">
            <text:p>₺272.920,10</text:p>
          </table:table-cell>
          <table:table-cell office:value-type="float" office:value="3.55" table:style-name="ce87">
            <text:p>3,55</text:p>
          </table:table-cell>
          <table:table-cell office:value-type="currency" office:value="76878.901408450707" table:formula="of:=[.B10]/[.C10]" table:style-name="ce90">
            <text:p>$76.878,90</text:p>
          </table:table-cell>
          <table:table-cell table:number-columns-repeated="16380"/>
        </table:table-row>
        <table:table-row table:style-name="ro9">
          <table:table-cell table:style-name="ce84"/>
          <table:table-cell table:style-name="ce89"/>
          <table:table-cell table:style-name="ce87"/>
          <table:table-cell office:value-type="currency" office:value="115046.84033974842" table:formula="of:=SUM([.D9:.D10])" table:style-name="ce92">
            <text:p>$115.046,84</text:p>
          </table:table-cell>
          <table:table-cell table:number-columns-repeated="16380"/>
        </table:table-row>
        <table:table-row table:style-name="ro1">
          <table:table-cell table:style-name="ce84"/>
          <table:table-cell table:style-name="ce89"/>
          <table:table-cell table:style-name="ce87"/>
          <table:table-cell table:style-name="ce90"/>
          <table:table-cell table:number-columns-repeated="16380"/>
        </table:table-row>
        <table:table-row table:style-name="ro1">
          <table:table-cell table:style-name="ce84"/>
          <table:table-cell table:style-name="ce89"/>
          <table:table-cell table:style-name="ce1"/>
          <table:table-cell office:value-type="string" table:style-name="ce17">
            <text:p>Borç – alacak tahsilatı yapılabilseydi doğuş kapanışta kalan sermaye</text:p>
          </table:table-cell>
          <table:table-cell table:number-columns-repeated="16380"/>
        </table:table-row>
        <table:table-row table:style-name="ro9">
          <table:table-cell table:style-name="ce1"/>
          <table:table-cell table:style-name="ce93"/>
          <table:table-cell table:style-name="ce1"/>
          <table:table-cell office:value-type="currency" office:value="62458.36590221501" table:formula="of:=[.D7]-[.D11]" table:style-name="ce92">
            <text:p>$62.458,37</text:p>
          </table:table-cell>
          <table:table-cell table:number-columns-repeated="16380"/>
        </table:table-row>
        <table:table-row table:style-name="ro10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1229.182951107505" table:formula="of:=[.D14]/2" table:style-name="ce94">
            <text:p>$31.229,18</text:p>
          </table:table-cell>
          <table:table-cell table:number-columns-repeated="16380"/>
        </table:table-row>
        <table:table-row table:style-name="ro10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1229.182951107505" table:formula="of:=[.D14]/2" table:style-name="ce94">
            <text:p>$31.229,18</text:p>
          </table:table-cell>
          <table:table-cell table:number-columns-repeated="16380"/>
        </table:table-row>
        <table:table-row table:number-rows-repeated="2" table:style-name="ro1">
          <table:table-cell table:number-columns-repeated="3" table:style-name="ce1"/>
          <table:table-cell table:style-name="ce95"/>
          <table:table-cell table:number-columns-repeated="16380"/>
        </table:table-row>
        <table:table-row table:style-name="ro1">
          <table:table-cell office:value-type="string" table:style-name="ce96">
            <text:p>İnşaat HESABI</text:p>
          </table:table-cell>
          <table:table-cell table:style-name="ce97"/>
          <table:table-cell table:style-name="ce98"/>
          <table:table-cell table:style-name="ce99"/>
          <table:table-cell table:number-columns-repeated="16380"/>
        </table:table-row>
        <table:table-row table:style-name="ro1">
          <table:table-cell office:value-type="string" table:style-name="ce86">
            <text:p>Nazan – Daire ½</text:p>
          </table:table-cell>
          <table:table-cell office:value-type="currency" office:value="40000" table:style-name="ce100">
            <text:p>₺40.000,00</text:p>
          </table:table-cell>
          <table:table-cell office:value-type="float" office:value="1.4" table:style-name="ce86">
            <text:p>1,40</text:p>
          </table:table-cell>
          <table:table-cell office:value-type="currency" office:value="28571.428571428572" table:formula="of:=[.B20]/[.C20]" table:style-name="ce101">
            <text:p>$28.571,43</text:p>
          </table:table-cell>
          <table:table-cell table:number-columns-repeated="16380"/>
        </table:table-row>
        <table:table-row table:style-name="ro1">
          <table:table-cell office:value-type="string" table:style-name="ce86">
            <text:p>Hacı – Dükkan ½</text:p>
          </table:table-cell>
          <table:table-cell office:value-type="currency" office:value="15000" table:style-name="ce102">
            <text:p>₺15.000,00</text:p>
          </table:table-cell>
          <table:table-cell office:value-type="float" office:value="1.4" table:style-name="ce86">
            <text:p>1,40</text:p>
          </table:table-cell>
          <table:table-cell office:value-type="currency" office:value="-10714.285714285716" table:formula="of:=[.B21]/[.C21]*-1" table:style-name="ce103">
            <text:p>-$10.714,29</text:p>
          </table:table-cell>
          <table:table-cell table:number-columns-repeated="16380"/>
        </table:table-row>
        <table:table-row table:style-name="ro1">
          <table:table-cell office:value-type="string" table:style-name="ce104">
            <text:p>İnşaat hesabından hacının alacağı</text:p>
          </table:table-cell>
          <table:table-cell table:number-columns-repeated="2" table:style-name="ce104"/>
          <table:table-cell office:value-type="currency" office:value="17857.142857142855" table:formula="of:=SUM([.D20:.D21])" table:style-name="ce105">
            <text:p>$17.857,14</text:p>
          </table:table-cell>
          <table:table-cell table:number-columns-repeated="16380"/>
        </table:table-row>
        <table:table-row table:number-rows-repeated="7" table:style-name="ro1">
          <table:table-cell table:number-columns-repeated="16384" table:style-name="ce1"/>
        </table:table-row>
        <table:table-row table:style-name="ro11">
          <table:table-cell table:number-columns-repeated="16384" table:style-name="ce1"/>
        </table:table-row>
        <table:table-row table:style-name="ro11">
          <table:table-cell table:style-name="ce106"/>
          <table:table-cell office:value-type="string" table:style-name="ce107">
            <text:p>nazanın toplam borcu</text:p>
          </table:table-cell>
          <table:table-cell table:style-name="ce108"/>
          <table:table-cell table:style-name="ce109"/>
          <table:table-cell table:number-columns-repeated="16380"/>
        </table:table-row>
        <table:table-row table:style-name="ro1">
          <table:table-cell table:style-name="ce110"/>
          <table:table-cell office:value-type="string" table:style-name="ce111">
            <text:p>hakandan</text:p>
          </table:table-cell>
          <table:table-cell office:value-type="currency" office:value="-100626.30483351272" table:formula="of:=[.D4]*-1" table:style-name="ce112">
            <text:p>-$100.626,30</text:p>
          </table:table-cell>
          <table:table-cell office:value-type="currency" office:value="-100626.30483351272" table:formula="of:=[.C31]+[.C32]" table:style-name="ce113">
            <text:p>-$100.626,30</text:p>
          </table:table-cell>
          <table:table-cell table:number-columns-repeated="16380"/>
        </table:table-row>
        <table:table-row table:style-name="ro1">
          <table:table-cell table:style-name="ce110"/>
          <table:table-cell office:value-type="string" table:style-name="ce111">
            <text:p>doğuştan</text:p>
          </table:table-cell>
          <table:table-cell office:value-type="currency" office:value="-39877.056338028167" table:formula="of:=[.D5]*-1" table:style-name="ce112">
            <text:p>-$39.877,06</text:p>
          </table:table-cell>
          <table:table-cell office:value-type="currency" office:value="-140503.36117154089" table:formula="of:=[.D32]+[.C33]" table:style-name="ce113">
            <text:p>-$140.503,36</text:p>
          </table:table-cell>
          <table:table-cell table:number-columns-repeated="16380"/>
        </table:table-row>
        <table:table-row table:style-name="ro1">
          <table:table-cell table:style-name="ce110"/>
          <table:table-cell office:value-type="string" table:style-name="ce111">
            <text:p>inşaattan</text:p>
          </table:table-cell>
          <table:table-cell office:value-type="currency" office:value="-17857.142857142855" table:formula="of:=[.D22]*-1" table:style-name="ce112">
            <text:p>-$17.857,14</text:p>
          </table:table-cell>
          <table:table-cell office:value-type="currency" office:value="-158360.50402868376" table:formula="of:=[.D33]+[.C34]" table:style-name="ce113">
            <text:p>-$158.360,50</text:p>
          </table:table-cell>
          <table:table-cell table:number-columns-repeated="16380"/>
        </table:table-row>
        <table:table-row table:style-name="ro1">
          <table:table-cell table:style-name="ce114"/>
          <table:table-cell table:style-name="ce1"/>
          <table:table-cell table:style-name="ce3"/>
          <table:table-cell office:value-type="currency" office:value="-158360.50402868376" table:formula="of:=[.D34]+[.C35]" table:style-name="ce113">
            <text:p>-$158.360,50</text:p>
          </table:table-cell>
          <table:table-cell table:number-columns-repeated="16380"/>
        </table:table-row>
        <table:table-row table:style-name="ro1">
          <table:table-cell table:style-name="ce110"/>
          <table:table-cell office:value-type="string" table:style-name="ce111">
            <text:p>nazanın doğuş kapanışta doğuşun varlıpının yarısı</text:p>
          </table:table-cell>
          <table:table-cell office:value-type="currency" office:value="31229.182951107505" table:formula="of:=[.D15]" table:style-name="ce95">
            <text:p>$31.229,18</text:p>
          </table:table-cell>
          <table:table-cell office:value-type="currency" office:value="-127131.32107757626" table:formula="of:=[.D35]+[.C36]" table:style-name="ce113">
            <text:p>-$127.131,32</text:p>
          </table:table-cell>
          <table:table-cell table:number-columns-repeated="16380"/>
        </table:table-row>
        <table:table-row table:style-name="ro1">
          <table:table-cell table:style-name="ce115"/>
          <table:table-cell office:value-type="string" table:style-name="ce116">
            <text:p>nazanın toplam borcu = hakan + doğuş kapanış + inşaat hesabı</text:p>
          </table:table-cell>
          <table:table-cell table:style-name="ce117"/>
          <table:table-cell office:value-type="float" office:value="-127131.32107757624" table:formula="of:=[.C36]-[.D22]-[.D5]-[.D4]" table:style-name="ce118">
            <text:p>-127.131,32 $</text:p>
          </table:table-cell>
          <table:table-cell table:number-columns-repeated="16380"/>
        </table:table-row>
        <table:table-row table:style-name="ro11">
          <table:table-cell table:style-name="ce119"/>
          <table:table-cell office:value-type="string" table:style-name="ce120">
            <text:p>hakanın doğuşa olan toplam borç içindeki payı</text:p>
          </table:table-cell>
          <table:table-cell table:style-name="ce121"/>
          <table:table-cell office:value-type="percentage" office:value="-0.79151466358246991" table:formula="of:=[.D4]/[.D37]" table:style-name="ce122">
            <text:p>-%79,15</text:p>
          </table:table-cell>
          <table:table-cell table:number-columns-repeated="16380"/>
        </table:table-row>
        <table:table-row table:style-name="ro11">
          <table:table-cell table:number-columns-repeated="16384" table:style-name="ce1"/>
        </table:table-row>
        <table:table-row table:style-name="ro1">
          <table:table-cell table:style-name="ce123"/>
          <table:table-cell table:number-columns-repeated="16383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1203-YZD" table:style-name="ta3">
        <table:table-column table:style-name="co23" table:default-cell-style-name="ce1"/>
        <table:table-column table:style-name="co13" table:default-cell-style-name="ce1"/>
        <table:table-column table:style-name="co14" table:default-cell-style-name="ce1"/>
        <table:table-column table:style-name="co24" table:default-cell-style-name="ce1"/>
        <table:table-column table:style-name="co16" table:default-cell-style-name="ce1"/>
        <table:table-column table:style-name="co7" table:number-columns-repeated="16379" table:default-cell-style-name="ce1"/>
        <table:table-row table:number-rows-repeated="5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table:style-name="ce124"/>
          <table:table-cell table:number-columns-repeated="16380" table:style-name="ce1"/>
        </table:table-row>
        <table:table-row table:style-name="ro12">
          <table:table-cell/>
          <table:table-cell table:style-name="ce1"/>
          <table:table-cell table:style-name="ce125"/>
          <table:table-cell office:value-type="string" table:style-name="ce126">
            <text:p>1203 m2 SANAYİ Arsa Değeri</text:p>
          </table:table-cell>
          <table:table-cell office:value-type="currency" office:value="450000" table:style-name="ce127">
            <text:p>$450.000,00</text:p>
          </table:table-cell>
          <table:table-cell table:number-columns-repeated="16379"/>
        </table:table-row>
        <table:table-row table:style-name="ro12">
          <table:table-cell/>
          <table:table-cell table:style-name="ce1"/>
          <table:table-cell table:style-name="ce128"/>
          <table:table-cell table:style-name="ce129"/>
          <table:table-cell table:style-name="ce130"/>
          <table:table-cell table:number-columns-repeated="16379"/>
        </table:table-row>
        <table:table-row table:style-name="ro12">
          <table:table-cell/>
          <table:table-cell table:style-name="ce1"/>
          <table:table-cell table:style-name="ce128"/>
          <table:table-cell office:value-type="string" table:style-name="ce131">
            <text:p>Nazan</text:p>
          </table:table-cell>
          <table:table-cell office:value-type="string" table:style-name="ce132">
            <text:p>Hacı</text:p>
          </table:table-cell>
          <table:table-cell table:number-columns-repeated="16379"/>
        </table:table-row>
        <table:table-row table:style-name="ro12">
          <table:table-cell/>
          <table:table-cell table:style-name="ce1"/>
          <table:table-cell table:style-name="ce133"/>
          <table:table-cell table:number-columns-repeated="2" table:style-name="ce134"/>
          <table:table-cell table:number-columns-repeated="16379"/>
        </table:table-row>
        <table:table-row table:style-name="ro12">
          <table:table-cell/>
          <table:table-cell table:style-name="ce1"/>
          <table:table-cell office:value-type="string" table:style-name="ce133">
            <text:p>2007 hisse oranları</text:p>
          </table:table-cell>
          <table:table-cell office:value-type="string" table:style-name="ce135">
            <text:p>%50</text:p>
          </table:table-cell>
          <table:table-cell office:value-type="string" table:style-name="ce135">
            <text:p>%50</text:p>
          </table:table-cell>
          <table:table-cell table:number-columns-repeated="16379"/>
        </table:table-row>
        <table:table-row table:style-name="ro12">
          <table:table-cell/>
          <table:table-cell table:style-name="ce1"/>
          <table:table-cell office:value-type="string" table:style-name="ce133">
            <text:p>2007 hisse değerleri</text:p>
          </table:table-cell>
          <table:table-cell office:value-type="currency" office:value="225000" table:formula="of:=[.E7]*0.5" table:style-name="ce136">
            <text:p>$225.000,00</text:p>
          </table:table-cell>
          <table:table-cell office:value-type="currency" office:value="225000" table:formula="of:=[.E7]*0.5" table:style-name="ce136">
            <text:p>$225.000,00</text:p>
          </table:table-cell>
          <table:table-cell table:number-columns-repeated="16379"/>
        </table:table-row>
        <table:table-row table:style-name="ro13">
          <table:table-cell/>
          <table:table-cell table:style-name="ce1"/>
          <table:table-cell table:style-name="ce133"/>
          <table:table-cell table:number-columns-repeated="2" table:style-name="ce136"/>
          <table:table-cell table:number-columns-repeated="16379"/>
        </table:table-row>
        <table:table-row table:style-name="ro14">
          <table:table-cell/>
          <table:table-cell table:style-name="ce137"/>
          <table:table-cell office:value-type="string" table:style-name="ce138">
            <text:p>2017 hesap kapama</text:p>
          </table:table-cell>
          <table:table-cell office:value-type="currency" office:value="-127131.32" table:style-name="ce139">
            <text:p>-$127.131,32</text:p>
          </table:table-cell>
          <table:table-cell office:value-type="currency" office:value="127131.32" table:style-name="ce140">
            <text:p>$127.131,32</text:p>
          </table:table-cell>
          <table:table-cell table:number-columns-repeated="16379"/>
        </table:table-row>
        <table:table-row table:style-name="ro13">
          <table:table-cell/>
          <table:table-cell table:style-name="ce1"/>
          <table:table-cell table:style-name="ce141"/>
          <table:table-cell table:number-columns-repeated="2" table:style-name="ce136"/>
          <table:table-cell table:number-columns-repeated="16379"/>
        </table:table-row>
        <table:table-row table:style-name="ro12">
          <table:table-cell/>
          <table:table-cell table:style-name="ce1"/>
          <table:table-cell office:value-type="string" table:style-name="ce133">
            <text:p>2017 hisse değerleri</text:p>
          </table:table-cell>
          <table:table-cell office:value-type="currency" office:value="97868.68" table:formula="of:=SUM([.D12:.D14])" table:style-name="ce136">
            <text:p>$97.868,68</text:p>
          </table:table-cell>
          <table:table-cell office:value-type="currency" office:value="352131.32" table:formula="of:=SUM([.E12:.E14])" table:style-name="ce136">
            <text:p>$352.131,32</text:p>
          </table:table-cell>
          <table:table-cell table:number-columns-repeated="16379"/>
        </table:table-row>
        <table:table-row table:style-name="ro12">
          <table:table-cell/>
          <table:table-cell table:style-name="ce1"/>
          <table:table-cell office:value-type="string" table:style-name="ce142">
            <text:p>2017 hisse oranları</text:p>
          </table:table-cell>
          <table:table-cell office:value-type="percentage" office:value="0.21748595555555553" table:formula="of:=[.D16]/[.E7]" table:style-name="ce143">
            <text:p>%21,75</text:p>
          </table:table-cell>
          <table:table-cell office:value-type="percentage" office:value="0.7825140444444445" table:formula="of:=[.E16]/[.E7]" table:style-name="ce143">
            <text:p>%78,25</text:p>
          </table:table-cell>
          <table:table-cell table:number-columns-repeated="16379"/>
        </table:table-row>
        <table:table-row table:style-name="ro13">
          <table:table-cell/>
          <table:table-cell table:style-name="ce1"/>
          <table:table-cell table:number-columns-repeated="3" table:style-name="ce134"/>
          <table:table-cell table:number-columns-repeated="16379"/>
        </table:table-row>
        <table:table-row table:style-name="ro14">
          <table:table-cell/>
          <table:table-cell table:style-name="ce144"/>
          <table:table-cell office:value-type="string" table:style-name="ce145">
            <text:p>2019-22 kira gelirleri</text:p>
          </table:table-cell>
          <table:table-cell office:value-type="currency" office:value="7436.49" table:style-name="ce146">
            <text:p>$7.436,49</text:p>
          </table:table-cell>
          <table:table-cell office:value-type="currency" office:value="-7436.49" table:formula="of:=[.D19]*-1" table:style-name="ce147">
            <text:p>-$7.436,49</text:p>
          </table:table-cell>
          <table:table-cell table:number-columns-repeated="16379"/>
        </table:table-row>
        <table:table-row table:style-name="ro14">
          <table:table-cell/>
          <table:table-cell table:style-name="ce1"/>
          <table:table-cell table:style-name="ce141"/>
          <table:table-cell table:number-columns-repeated="2" table:style-name="ce136"/>
          <table:table-cell table:number-columns-repeated="16379"/>
        </table:table-row>
        <table:table-row table:style-name="ro13">
          <table:table-cell/>
          <table:table-cell table:style-name="ce106"/>
          <table:table-cell office:value-type="string" table:style-name="ce148">
            <text:p>2022 hisse değerleri</text:p>
          </table:table-cell>
          <table:table-cell office:value-type="currency" office:value="105305.17" table:formula="of:=[.D16]+[.D19]" table:style-name="ce149">
            <text:p>$105.305,17</text:p>
          </table:table-cell>
          <table:table-cell office:value-type="currency" office:value="344694.83" table:formula="of:=[.E16]+[.E19]" table:style-name="ce150">
            <text:p>$344.694,83</text:p>
          </table:table-cell>
          <table:table-cell table:number-columns-repeated="16379"/>
        </table:table-row>
        <table:table-row table:style-name="ro13">
          <table:table-cell/>
          <table:table-cell table:style-name="ce119"/>
          <table:table-cell office:value-type="string" table:style-name="ce151">
            <text:p>2022 hisse oranları</text:p>
          </table:table-cell>
          <table:table-cell office:value-type="percentage" office:value="0.2340114888888889" table:formula="of:=[.D21]/[.E7]" table:style-name="ce152">
            <text:p>23,4011%</text:p>
          </table:table-cell>
          <table:table-cell office:value-type="percentage" office:value="0.7659885111111111" table:formula="of:=[.E21]/[.E7]" table:style-name="ce153">
            <text:p>76,5989%</text:p>
          </table:table-cell>
          <table:table-cell table:number-columns-repeated="16379"/>
        </table:table-row>
        <table:table-row table:style-name="ro1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P0">
      <number:number number:decimal-places="2" number:min-decimal-places="2" number:min-integer-digits="1" number:grouping="true"/>
      <number:text> $</number:text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39P0"/>
    </number:number-style>
    <number:percentage-style style:name="N40">
      <number:text>%</number:text>
      <number:number number:decimal-places="2" number:min-decimal-places="2" number:min-integer-digits="1"/>
    </number:percentage-style>
    <number:date-style style:name="N41">
      <number:month number:textual="true"/>
      <number:text>.</number:text>
      <number:year/>
    </number:date-style>
    <number:percentage-style style:name="N42">
      <number:number number:decimal-places="4" number:min-decimal-places="4" number:min-integer-digits="1"/>
      <number:text>%</number:text>
    </number:percentage-style>
    <number:number-style style:name="N43P0">
      <number:text>-</number:text>
      <number:number number:decimal-places="2" number:min-decimal-places="2" number:min-integer-digits="1" number:grouping="true"/>
    </number:number-style>
    <number:number-style style:name="N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3P0"/>
    </number:number-style>
    <number:number-style style:name="N44" number:language="tr" number:country="TR">
      <number:number number:min-integer-digits="1"/>
    </number:number-style>
    <number:number-style style:name="N45" number:language="tr" number:country="TR">
      <number:number number:decimal-places="2" number:min-decimal-places="2" number:min-integer-digits="1" number:grouping="true"/>
    </number:number-style>
    <number:percentage-style style:name="N46" number:language="tr" number:country="TR">
      <number:text>%</number:text>
      <number:number number:decimal-places="2" number:min-decimal-places="2" number:min-integer-digits="1"/>
    </number:percentage-style>
    <number:number-style style:name="N47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9-05T15:25:53Z</dc:date>
    <meta:print-date>2023-08-01T06:48:49Z</meta:print-date>
    <meta:editing-cycles>229</meta:editing-cycles>
    <meta:editing-duration>PT420182S</meta:editing-duration>
  </office:meta>
</office:document-meta>
</file>